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color="#0070C0" fo:font-weight="bold" style:font-weight-asian="bold" style:font-weight-complex="bold"/>
    </style:style>
    <style:style style:name="ce3" style:family="table-cell" style:parent-style-name="Default" style:data-style-name="N0">
      <style:table-cell-properties style:vertical-align="automatic" fo:background-color="#FFFF00" style:repeat-content="false"/>
      <style:paragraph-properties fo:text-align="center"/>
      <style:text-properties fo:color="#0070C0" fo:font-weight="bold" style:font-weight-asian="bold" style:font-weight-complex="bold"/>
    </style:style>
    <style:style style:name="ce4" style:family="table-cell" style:parent-style-name="Default" style:data-style-name="N30">
      <style:table-cell-properties style:vertical-align="middle" fo:wrap-option="wrap" fo:background-color="#E7E6E6" style:repeat-content="false"/>
      <style:paragraph-properties fo:text-align="center"/>
      <style:text-properties fo:color="#0070C0"/>
    </style:style>
    <style:style style:name="ce5" style:family="table-cell" style:parent-style-name="Default" style:data-style-name="N0">
      <style:table-cell-properties style:vertical-align="middle" fo:wrap-option="wrap" fo:background-color="#E7E6E6" style:repeat-content="false"/>
      <style:paragraph-properties fo:text-align="center"/>
      <style:text-properties fo:color="#0070C0"/>
    </style:style>
    <style:style style:name="ce6" style:family="table-cell" style:parent-style-name="Default" style:data-style-name="N0">
      <style:table-cell-properties fo:border-top="none" fo:border-bottom="thin solid #000000" fo:border-left="none" fo:border-right="none" style:vertical-align="middle" fo:wrap-option="wrap" fo:background-color="#E7E6E6" style:repeat-content="false"/>
      <style:paragraph-properties fo:text-align="center"/>
      <style:text-properties fo:color="#0070C0"/>
    </style:style>
    <style:style style:name="ce7" style:family="table-cell" style:parent-style-name="Default" style:data-style-name="N0">
      <style:table-cell-properties style:vertical-align="automatic" fo:wrap-option="wrap" fo:background-color="#F2F2F2" style:repeat-content="false"/>
      <style:paragraph-properties fo:text-align="center"/>
      <style:text-properties fo:font-size="9pt" style:font-size-asian="9pt" style:font-size-complex="9pt"/>
    </style:style>
    <style:style style:name="ce8" style:family="table-cell" style:parent-style-name="Default" style:data-style-name="N0">
      <style:table-cell-properties fo:border-top="none" fo:border-bottom="thin solid #000000" fo:border-left="none" fo:border-right="none" style:vertical-align="automatic" fo:wrap-option="wrap" fo:background-color="#F2F2F2" style:repeat-content="false"/>
      <style:paragraph-properties fo:text-align="center"/>
      <style:text-properties fo:font-size="9pt" style:font-size-asian="9pt" style:font-size-complex="9pt"/>
    </style:style>
    <style:style style:name="ce9" style:family="table-cell" style:parent-style-name="Default" style:data-style-name="N0">
      <style:table-cell-properties fo:border-top="none" fo:border-bottom="thin solid #000000" fo:border-left="none" fo:border-right="none" style:vertical-align="middle" fo:wrap-option="wrap" fo:background-color="#F2F2F2" style:repeat-content="false"/>
      <style:paragraph-properties fo:text-align="center"/>
      <style:text-properties fo:font-size="9pt" style:font-size-asian="9pt" style:font-size-complex="9pt"/>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Millares" style:data-style-name="N36"/>
    <style:style style:name="ce12" style:family="table-cell" style:parent-style-name="Default" style:data-style-name="N19"/>
    <style:style style:name="ce13" style:family="table-cell" style:parent-style-name="Default" style:data-style-name="N13"/>
    <style:style style:name="ce14" style:family="table-cell" style:parent-style-name="Default" style:data-style-name="N3"/>
    <style:style style:name="ce15" style:family="table-cell" style:parent-style-name="Default" style:data-style-name="N19">
      <style:table-cell-properties style:vertical-align="automatic" style:repeat-content="false"/>
      <style:paragraph-properties fo:text-align="center"/>
    </style:style>
    <style:style style:name="ce16" style:family="table-cell" style:parent-style-name="Millares" style:data-style-name="N37"/>
    <style:style style:name="ce17" style:family="table-cell" style:parent-style-name="Default" style:data-style-name="N0">
      <style:table-cell-properties style:vertical-align="middle" fo:wrap-option="wrap" style:repeat-content="false"/>
      <style:paragraph-properties fo:text-align="center"/>
      <style:text-properties fo:color="#0070C0"/>
    </style:style>
    <style:style style:name="ce18"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9" style:family="table-cell" style:parent-style-name="Default" style:data-style-name="N0">
      <style:text-properties fo:font-weight="bold" style:font-weight-asian="bold" style:font-weight-complex="bold"/>
    </style:style>
    <style:style style:name="ce20" style:family="table-cell" style:parent-style-name="Default" style:data-style-name="N0">
      <style:table-cell-properties style:vertical-align="middle"/>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FFFFF" style:repeat-content="false"/>
      <style:paragraph-properties fo:text-align="center"/>
    </style:style>
    <style:style style:name="ce25" style:family="table-cell" style:parent-style-name="Millares" style:data-style-name="N39">
      <style:table-cell-properties style:vertical-align="automatic" fo:background-color="#FFFFFF" style:repeat-content="false"/>
      <style:paragraph-properties fo:text-align="center"/>
    </style:style>
    <style:style style:name="ce26" style:family="table-cell" style:parent-style-name="Millares" style:data-style-name="N36">
      <style:table-cell-properties fo:border-top="none" fo:border-bottom="thin solid #000000" fo:border-left="none" fo:border-right="none" style:vertical-align="automatic" fo:background-color="#FFFFFF" style:repeat-content="false"/>
      <style:paragraph-properties fo:text-align="center"/>
    </style:style>
    <style:style style:name="ce27" style:family="table-cell" style:parent-style-name="Default" style:data-style-name="N13">
      <style:table-cell-properties fo:border-top="none" fo:border-bottom="thin solid #000000" fo:border-left="none" fo:border-right="none" style:vertical-align="automatic" fo:background-color="#FFFFFF" style:repeat-content="false"/>
      <style:paragraph-properties fo:text-align="center"/>
    </style:style>
    <style:style style:name="ce28" style:family="table-cell" style:parent-style-name="Default" style:data-style-name="N0">
      <style:table-cell-properties style:vertical-align="automatic" fo:background-color="#FFFFFF" style:repeat-content="false"/>
      <style:paragraph-properties fo:text-align="end" fo:margin-right="0cm"/>
    </style:style>
    <style:style style:name="ce2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style>
    <style:style style:name="ce3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31" style:family="table-cell" style:parent-style-name="Default" style:data-style-name="N13">
      <style:table-cell-properties fo:border-top="none" fo:border-bottom="thin solid #000000" fo:border-left="thin solid #000000" fo:border-right="thin solid #000000" style:vertical-align="automatic" fo:background-color="#FFFFFF" style:repeat-content="false"/>
      <style:paragraph-properties fo:text-align="center"/>
    </style:style>
    <style:style style:name="ce32" style:family="table-cell" style:parent-style-name="Millares" style:data-style-name="N39">
      <style:table-cell-properties fo:border-top="none" fo:border-bottom="none" fo:border-left="thin solid #000000" fo:border-right="thin solid #000000" style:vertical-align="automatic" fo:background-color="#FFFFFF" style:repeat-content="false"/>
      <style:paragraph-properties fo:text-align="center"/>
    </style:style>
    <style:style style:name="ce33" style:family="table-cell" style:parent-style-name="Millares" style:data-style-name="N36">
      <style:table-cell-properties fo:border-top="none" fo:border-bottom="thin solid #000000" fo:border-left="thin solid #000000" fo:border-right="thin solid #000000" style:vertical-align="automatic" fo:background-color="#FFFFFF" style:repeat-content="false"/>
      <style:paragraph-properties fo:text-align="center"/>
    </style:style>
    <style:style style:name="ce3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fo:color="#FF0000" fo:font-weight="bold" style:font-weight-asian="bold" style:font-weight-complex="bold"/>
    </style:style>
    <style:style style:name="ce35"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color="#FF0000" fo:font-weight="bold" style:font-weight-asian="bold" style:font-weight-complex="bold"/>
    </style:style>
    <style:style style:name="ce36" style:family="table-cell" style:parent-style-name="Default" style:data-style-name="N0">
      <style:table-cell-properties fo:border-top="none" fo:border-bottom="none" fo:border-left="thin solid #000000" fo:border-right="thin solid #000000" style:vertical-align="automatic" fo:background-color="#F94549" style:repeat-content="false"/>
      <style:paragraph-properties fo:text-align="center"/>
    </style:style>
    <style:style style:name="ce37" style:family="table-cell" style:parent-style-name="Default" style:data-style-name="N2">
      <style:table-cell-properties fo:border-top="none" fo:border-bottom="none" fo:border-left="thin solid #000000" fo:border-right="thin solid #000000" style:vertical-align="automatic" fo:background-color="#F94549" style:repeat-content="false"/>
      <style:paragraph-properties fo:text-align="center"/>
    </style:style>
    <style:style style:name="ce38" style:family="table-cell" style:parent-style-name="Default" style:data-style-name="N0">
      <style:table-cell-properties style:vertical-align="automatic" fo:background-color="#FFFFFF" style:repeat-content="false"/>
      <style:paragraph-properties fo:text-align="end" fo:margin-right="0cm"/>
      <style:text-properties fo:color="#FF0000" fo:font-weight="bold" style:font-weight-asian="bold" style:font-weight-complex="bold"/>
    </style:style>
    <style:style style:name="ce39" style:family="table-cell" style:parent-style-name="Default" style:data-style-name="N2">
      <style:table-cell-properties style:vertical-align="automatic" fo:background-color="#FFFFFF" style:repeat-content="false"/>
      <style:paragraph-properties fo:text-align="center"/>
      <style:text-properties fo:color="#FF0000" fo:font-weight="bold" style:font-weight-asian="bold" style:font-weight-complex="bold"/>
    </style:style>
    <style:style style:name="ce40" style:family="table-cell" style:parent-style-name="Default" style:data-style-name="N0">
      <style:table-cell-properties fo:background-color="#FFFFFF"/>
      <style:text-properties fo:color="#000000"/>
    </style:style>
    <style:style style:name="ce41" style:family="table-cell" style:parent-style-name="Default" style:data-style-name="N0">
      <style:table-cell-properties fo:background-color="#FFFFFF"/>
      <style:text-properties fo:color="#FF0000" fo:font-style="italic" style:font-style-asian="italic" style:font-style-complex="italic"/>
    </style:style>
    <style:style style:name="co1" style:family="table-column">
      <style:table-column-properties fo:break-before="auto" style:column-width="2.11666666666667cm"/>
    </style:style>
    <style:style style:name="co2" style:family="table-column">
      <style:table-column-properties fo:break-before="auto" style:column-width="2.88395833333333cm"/>
    </style:style>
    <style:style style:name="co3" style:family="table-column">
      <style:table-column-properties fo:break-before="auto" style:column-width="3.99520833333333cm" style:use-optimal-column-width="true"/>
    </style:style>
    <style:style style:name="co4" style:family="table-column">
      <style:table-column-properties fo:break-before="auto" style:column-width="2.2225cm" style:use-optimal-column-width="true"/>
    </style:style>
    <style:style style:name="co5" style:family="table-column">
      <style:table-column-properties fo:break-before="auto" style:column-width="2.32833333333333cm"/>
    </style:style>
    <style:style style:name="co6" style:family="table-column">
      <style:table-column-properties fo:break-before="auto" style:column-width="2.2225cm"/>
    </style:style>
    <style:style style:name="co7" style:family="table-column">
      <style:table-column-properties fo:break-before="auto" style:column-width="2.75166666666667cm"/>
    </style:style>
    <style:style style:name="co8" style:family="table-column">
      <style:table-column-properties fo:break-before="auto" style:column-width="2.59291666666667cm"/>
    </style:style>
    <style:style style:name="co9" style:family="table-column">
      <style:table-column-properties fo:break-before="auto" style:column-width="3.14854166666667cm" style:use-optimal-column-width="true"/>
    </style:style>
    <style:style style:name="co10" style:family="table-column">
      <style:table-column-properties fo:break-before="auto" style:column-width="2.03729166666667cm"/>
    </style:style>
    <style:style style:name="co11" style:family="table-column">
      <style:table-column-properties fo:break-before="auto" style:column-width="4.41854166666667cm" style:use-optimal-column-width="true"/>
    </style:style>
    <style:style style:name="co12" style:family="table-column">
      <style:table-column-properties fo:break-before="auto" style:column-width="2.98979166666667cm" style:use-optimal-column-width="true"/>
    </style:style>
    <style:style style:name="co13" style:family="table-column">
      <style:table-column-properties fo:break-before="auto" style:column-width="2.88395833333333cm" style:use-optimal-column-width="true"/>
    </style:style>
    <style:style style:name="co14" style:family="table-column">
      <style:table-column-properties fo:break-before="auto" style:column-width="2.64583333333333cm" style:use-optimal-column-width="true"/>
    </style:style>
    <style:style style:name="co15" style:family="table-column">
      <style:table-column-properties fo:break-before="auto" style:column-width="2.301875cm"/>
    </style:style>
    <style:style style:name="co16" style:family="table-column">
      <style:table-column-properties fo:break-before="auto" style:column-width="1.905cm"/>
    </style:style>
    <style:style style:name="co17" style:family="table-column">
      <style:table-column-properties fo:break-before="auto" style:column-width="2.51354166666667cm"/>
    </style:style>
    <style:style style:name="co18" style:family="table-column">
      <style:table-column-properties fo:break-before="auto" style:column-width="2.460625cm"/>
    </style:style>
    <style:style style:name="co19" style:family="table-column">
      <style:table-column-properties fo:break-before="auto" style:column-width="4.47145833333333cm"/>
    </style:style>
    <style:style style:name="co20" style:family="table-column">
      <style:table-column-properties fo:break-before="auto" style:column-width="5.50333333333333cm"/>
    </style:style>
    <style:style style:name="co21" style:family="table-column">
      <style:table-column-properties fo:break-before="auto" style:column-width="4.89479166666667cm"/>
    </style:style>
    <style:style style:name="co22" style:family="table-column">
      <style:table-column-properties fo:break-before="auto" style:column-width="5.318125cm"/>
    </style:style>
    <style:style style:name="co23" style:family="table-column">
      <style:table-column-properties fo:break-before="auto" style:column-width="3.28083333333333cm"/>
    </style:style>
    <style:style style:name="co24" style:family="table-column">
      <style:table-column-properties fo:break-before="auto" style:column-width="2.143125cm"/>
    </style:style>
    <style:style style:name="co25" style:family="table-column">
      <style:table-column-properties fo:break-before="auto" style:column-width="3.86291666666667cm"/>
    </style:style>
    <style:style style:name="co26" style:family="table-column">
      <style:table-column-properties fo:break-before="auto" style:column-width="2.83104166666667cm"/>
    </style:style>
    <style:style style:name="co27" style:family="table-column">
      <style:table-column-properties fo:break-before="auto" style:column-width="4.63020833333333cm"/>
    </style:style>
    <style:style style:name="co28" style:family="table-column">
      <style:table-column-properties fo:break-before="auto" style:column-width="4.23333333333333cm" style:use-optimal-column-width="true"/>
    </style:style>
    <style:style style:name="co29" style:family="table-column">
      <style:table-column-properties fo:break-before="auto" style:column-width="1.61395833333333cm"/>
    </style:style>
    <style:style style:name="co30" style:family="table-column">
      <style:table-column-properties fo:break-before="auto" style:column-width="47.3604166666667cm" style:use-optimal-column-width="true"/>
    </style:style>
    <style:style style:name="co31" style:family="table-column">
      <style:table-column-properties fo:break-before="auto" style:column-width="5.90020833333333cm" style:use-optimal-column-width="true"/>
    </style:style>
    <style:style style:name="co32" style:family="table-column">
      <style:table-column-properties fo:break-before="auto" style:column-width="5.55625cm" style:use-optimal-column-width="true"/>
    </style:style>
    <style:style style:name="ro1" style:family="table-row">
      <style:table-row-properties style:row-height="15pt" style:use-optimal-row-height="true" fo:break-before="auto"/>
    </style:style>
    <style:style style:name="ro2" style:family="table-row">
      <style:table-row-properties style:row-height="54.75pt" style:use-optimal-row-height="false" fo:break-before="auto"/>
    </style:style>
    <style:style style:name="ro3" style:family="table-row">
      <style:table-row-properties style:row-height="36.75pt" style:use-optimal-row-height="true" fo:break-before="auto"/>
    </style:style>
    <style:style style:name="ro4" style:family="table-row">
      <style:table-row-properties style:row-height="71.25pt" style:use-optimal-row-height="false" fo:break-before="auto"/>
    </style:style>
    <style:style style:name="ro5" style:family="table-row">
      <style:table-row-properties style:row-height="27pt" style:use-optimal-row-height="false" fo:break-before="auto"/>
    </style:style>
    <style:style style:name="ro6" style:family="table-row">
      <style:table-row-properties style:row-height="24pt" style:use-optimal-row-height="false" fo:break-before="auto"/>
    </style:style>
    <style:style style:name="ro7" style:family="table-row">
      <style:table-row-properties style:row-height="30pt" style:use-optimal-row-height="true" fo:break-before="auto"/>
    </style:style>
    <style:style style:name="ro8"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jemplo" table:style-name="ta1">
        <table:table-column table:style-name="co1" table:default-cell-style-name="ce1"/>
        <table:table-column table:style-name="co1" table:default-cell-style-name="ce10"/>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1" table:number-columns-repeated="13" table:default-cell-style-name="ce1"/>
        <table:table-column table:style-name="co6" table:default-cell-style-name="ce1"/>
        <table:table-column table:style-name="co1"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2" table:default-cell-style-name="ce1"/>
        <table:table-column table:style-name="co10" table:default-cell-style-name="ce1"/>
        <table:table-column table:style-name="co11" table:default-cell-style-name="ce1"/>
        <table:table-column table:style-name="co1" table:number-columns-repeated="3" table:default-cell-style-name="ce1"/>
        <table:table-column table:style-name="co12" table:default-cell-style-name="ce1"/>
        <table:table-column table:style-name="co13" table:default-cell-style-name="ce1"/>
        <table:table-column table:style-name="co14" table:default-cell-style-name="ce1"/>
        <table:table-column table:style-name="co1" table:number-columns-repeated="3" table:default-cell-style-name="ce1"/>
        <table:table-column table:style-name="co15" table:number-columns-repeated="2" table:default-cell-style-name="ce1"/>
        <table:table-column table:style-name="co16" table:default-cell-style-name="ce1"/>
        <table:table-column table:style-name="co17" table:default-cell-style-name="ce1"/>
        <table:table-column table:style-name="co18" table:default-cell-style-name="ce1"/>
        <table:table-column table:style-name="co1" table:number-columns-repeated="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4" table:default-cell-style-name="ce1"/>
        <table:table-column table:style-name="co23" table:default-cell-style-name="ce1"/>
        <table:table-column table:style-name="co1" table:default-cell-style-name="ce1"/>
        <table:table-column table:style-name="co2" table:default-cell-style-name="ce1"/>
        <table:table-column table:style-name="co24" table:default-cell-style-name="ce1"/>
        <table:table-column table:style-name="co25" table:default-cell-style-name="ce1"/>
        <table:table-column table:style-name="co26" table:default-cell-style-name="ce1"/>
        <table:table-column table:style-name="co1" table:number-columns-repeated="16308" table:default-cell-style-name="ce1"/>
        <table:table-row table:style-name="ro1">
          <table:table-cell table:style-name="ce2"/>
          <table:table-cell office:value-type="string" table:style-name="ce2">
            <text:p>X</text:p>
          </table:table-cell>
          <table:table-cell table:number-columns-repeated="14" table:style-name="ce2"/>
          <table:table-cell office:value-type="string" table:style-name="ce2">
            <text:p>x</text:p>
          </table:table-cell>
          <table:table-cell office:value-type="string" table:style-name="ce3">
            <text:p>x</text:p>
          </table:table-cell>
          <table:table-cell office:value-type="string" table:style-name="ce3">
            <text:p>x</text:p>
          </table:table-cell>
          <table:table-cell office:value-type="string" table:style-name="ce2">
            <text:p>x</text:p>
          </table:table-cell>
          <table:table-cell table:number-columns-repeated="3" table:style-name="ce2"/>
          <table:table-cell office:value-type="string" table:style-name="ce2">
            <text:p>x</text:p>
          </table:table-cell>
          <table:table-cell table:number-columns-repeated="7" table:style-name="ce2"/>
          <table:table-cell office:value-type="string" table:style-name="ce2">
            <text:p>x</text:p>
          </table:table-cell>
          <table:table-cell office:value-type="string" table:style-name="ce2">
            <text:p>x</text:p>
          </table:table-cell>
          <table:table-cell office:value-type="string" table:style-name="ce2">
            <text:p>x</text:p>
          </table:table-cell>
          <table:table-cell office:value-type="string" table:style-name="ce2">
            <text:p>x</text:p>
          </table:table-cell>
          <table:table-cell office:value-type="string" table:style-name="ce3">
            <text:p>x</text:p>
          </table:table-cell>
          <table:table-cell office:value-type="string" table:style-name="ce2">
            <text:p>x</text:p>
          </table:table-cell>
          <table:table-cell table:style-name="ce2"/>
          <table:table-cell office:value-type="string" table:style-name="ce2">
            <text:p>x</text:p>
          </table:table-cell>
          <table:table-cell office:value-type="string" table:style-name="ce2">
            <text:p>x</text:p>
          </table:table-cell>
          <table:table-cell table:style-name="ce2"/>
          <table:table-cell office:value-type="string" table:style-name="ce2">
            <text:p>x</text:p>
          </table:table-cell>
          <table:table-cell office:value-type="string" table:style-name="ce2">
            <text:p>x</text:p>
          </table:table-cell>
          <table:table-cell office:value-type="string" table:style-name="ce2">
            <text:p>x</text:p>
          </table:table-cell>
          <table:table-cell table:number-columns-repeated="13" table:style-name="ce2"/>
          <table:table-cell office:value-type="string" table:style-name="ce2">
            <text:p>x</text:p>
          </table:table-cell>
          <table:table-cell office:value-type="string" table:style-name="ce2">
            <text:p>x</text:p>
          </table:table-cell>
          <table:table-cell office:value-type="string" table:style-name="ce2">
            <text:p>x</text:p>
          </table:table-cell>
          <table:table-cell table:number-columns-repeated="2" table:style-name="ce2"/>
          <table:table-cell office:value-type="string" table:style-name="ce2">
            <text:p>x</text:p>
          </table:table-cell>
          <table:table-cell table:number-columns-repeated="7" table:style-name="ce2"/>
          <table:table-cell office:value-type="string" table:style-name="ce2">
            <text:p>x</text:p>
          </table:table-cell>
          <table:table-cell table:number-columns-repeated="4" table:style-name="ce2"/>
          <table:table-cell office:value-type="string" table:style-name="ce2">
            <text:p>x</text:p>
          </table:table-cell>
          <table:table-cell table:number-columns-repeated="16308" table:style-name="ce2"/>
        </table:table-row>
        <table:table-row table:style-name="ro2">
          <table:table-cell/>
          <table:table-cell office:value-type="string" table:style-name="ce4">
            <text:p>id</text:p>
          </table:table-cell>
          <table:table-cell office:value-type="string" table:style-name="ce5">
            <text:p>listing_url</text:p>
          </table:table-cell>
          <table:table-cell office:value-type="string" table:style-name="ce5">
            <text:p>scrape_id</text:p>
          </table:table-cell>
          <table:table-cell office:value-type="string" table:style-name="ce5">
            <text:p>last_scraped</text:p>
          </table:table-cell>
          <table:table-cell office:value-type="string" table:style-name="ce5">
            <text:p>source</text:p>
          </table:table-cell>
          <table:table-cell office:value-type="string" table:style-name="ce5">
            <text:p>name</text:p>
          </table:table-cell>
          <table:table-cell office:value-type="string" table:style-name="ce5">
            <text:p>description</text:p>
          </table:table-cell>
          <table:table-cell office:value-type="string" table:style-name="ce5">
            <text:p>neighborhood_overview</text:p>
          </table:table-cell>
          <table:table-cell office:value-type="string" table:style-name="ce5">
            <text:p>picture_url</text:p>
          </table:table-cell>
          <table:table-cell office:value-type="string" table:style-name="ce5">
            <text:p>host_id</text:p>
          </table:table-cell>
          <table:table-cell office:value-type="string" table:style-name="ce5">
            <text:p>host_url</text:p>
          </table:table-cell>
          <table:table-cell office:value-type="string" table:style-name="ce5">
            <text:p>host_name</text:p>
          </table:table-cell>
          <table:table-cell office:value-type="string" table:style-name="ce5">
            <text:p>host_since</text:p>
          </table:table-cell>
          <table:table-cell office:value-type="string" table:style-name="ce5">
            <text:p>host_location</text:p>
          </table:table-cell>
          <table:table-cell office:value-type="string" table:style-name="ce5">
            <text:p>host_about</text:p>
          </table:table-cell>
          <table:table-cell office:value-type="string" table:style-name="ce5">
            <text:p>host_response_time</text:p>
          </table:table-cell>
          <table:table-cell office:value-type="string" table:style-name="ce5">
            <text:p>host_response_rate</text:p>
          </table:table-cell>
          <table:table-cell office:value-type="string" table:style-name="ce5">
            <text:p>host_acceptance_rate</text:p>
          </table:table-cell>
          <table:table-cell office:value-type="string" table:style-name="ce5">
            <text:p>host_is_superhost</text:p>
          </table:table-cell>
          <table:table-cell office:value-type="string" table:style-name="ce5">
            <text:p>host_thumbnail_url</text:p>
          </table:table-cell>
          <table:table-cell office:value-type="string" table:style-name="ce5">
            <text:p>host_picture_url</text:p>
          </table:table-cell>
          <table:table-cell office:value-type="string" table:style-name="ce5">
            <text:p>host_neighbourhood</text:p>
          </table:table-cell>
          <table:table-cell office:value-type="string" table:style-name="ce5">
            <text:p>host_listings_count</text:p>
          </table:table-cell>
          <table:table-cell office:value-type="string" table:style-name="ce5">
            <text:p>host_total_listings_count</text:p>
          </table:table-cell>
          <table:table-cell office:value-type="string" table:style-name="ce5">
            <text:p>host_verifications</text:p>
          </table:table-cell>
          <table:table-cell office:value-type="string" table:style-name="ce5">
            <text:p>host_has_profile_pic</text:p>
          </table:table-cell>
          <table:table-cell office:value-type="string" table:style-name="ce5">
            <text:p>host_identity_verified</text:p>
          </table:table-cell>
          <table:table-cell office:value-type="string" table:style-name="ce5">
            <text:p>neighbourhood</text:p>
          </table:table-cell>
          <table:table-cell office:value-type="string" table:style-name="ce5">
            <text:p>neighbourhood_cleansed</text:p>
          </table:table-cell>
          <table:table-cell office:value-type="string" table:style-name="ce5">
            <text:p>neighbourhood_group_cleansed</text:p>
          </table:table-cell>
          <table:table-cell office:value-type="string" table:style-name="ce5">
            <text:p>latitude</text:p>
          </table:table-cell>
          <table:table-cell office:value-type="string" table:style-name="ce5">
            <text:p>longitude</text:p>
          </table:table-cell>
          <table:table-cell office:value-type="string" table:style-name="ce5">
            <text:p>property_type</text:p>
          </table:table-cell>
          <table:table-cell office:value-type="string" table:style-name="ce5">
            <text:p>room_type</text:p>
          </table:table-cell>
          <table:table-cell office:value-type="string" table:style-name="ce5">
            <text:p>accommodates</text:p>
          </table:table-cell>
          <table:table-cell office:value-type="string" table:style-name="ce5">
            <text:p>bathrooms</text:p>
          </table:table-cell>
          <table:table-cell office:value-type="string" table:style-name="ce5">
            <text:p>bathrooms_text</text:p>
          </table:table-cell>
          <table:table-cell office:value-type="string" table:style-name="ce5">
            <text:p>bedrooms</text:p>
          </table:table-cell>
          <table:table-cell office:value-type="string" table:style-name="ce5">
            <text:p>beds</text:p>
          </table:table-cell>
          <table:table-cell office:value-type="string" table:style-name="ce5">
            <text:p>amenities</text:p>
          </table:table-cell>
          <table:table-cell office:value-type="string" table:style-name="ce5">
            <text:p>price</text:p>
          </table:table-cell>
          <table:table-cell office:value-type="string" table:style-name="ce5">
            <text:p>minimum_nights</text:p>
          </table:table-cell>
          <table:table-cell office:value-type="string" table:style-name="ce5">
            <text:p>maximum_nights</text:p>
          </table:table-cell>
          <table:table-cell office:value-type="string" table:style-name="ce5">
            <text:p>minimum_minimum_nights</text:p>
          </table:table-cell>
          <table:table-cell office:value-type="string" table:style-name="ce5">
            <text:p>maximum_minimum_nights</text:p>
          </table:table-cell>
          <table:table-cell office:value-type="string" table:style-name="ce6">
            <text:p>minimum_maximum_nights</text:p>
          </table:table-cell>
          <table:table-cell office:value-type="string" table:style-name="ce6">
            <text:p>maximum_maximum_nights</text:p>
          </table:table-cell>
          <table:table-cell office:value-type="string" table:style-name="ce6">
            <text:p>minimum_nights_avg_ntm</text:p>
          </table:table-cell>
          <table:table-cell office:value-type="string" table:style-name="ce6">
            <text:p>maximum_nights_avg_ntm</text:p>
          </table:table-cell>
          <table:table-cell office:value-type="string" table:style-name="ce6">
            <text:p>calendar_updated</text:p>
          </table:table-cell>
          <table:table-cell office:value-type="string" table:style-name="ce6">
            <text:p>has_availability</text:p>
          </table:table-cell>
          <table:table-cell office:value-type="string" table:style-name="ce6">
            <text:p>availability_30</text:p>
          </table:table-cell>
          <table:table-cell office:value-type="string" table:style-name="ce6">
            <text:p>availability_60</text:p>
          </table:table-cell>
          <table:table-cell office:value-type="string" table:style-name="ce6">
            <text:p>availability_90</text:p>
          </table:table-cell>
          <table:table-cell office:value-type="string" table:style-name="ce6">
            <text:p>availability_365</text:p>
          </table:table-cell>
          <table:table-cell office:value-type="string" table:style-name="ce6">
            <text:p>calendar_last_scraped</text:p>
          </table:table-cell>
          <table:table-cell office:value-type="string" table:style-name="ce6">
            <text:p>number_of_reviews</text:p>
          </table:table-cell>
          <table:table-cell office:value-type="string" table:style-name="ce6">
            <text:p>number_of_reviews_ltm</text:p>
          </table:table-cell>
          <table:table-cell office:value-type="string" table:style-name="ce6">
            <text:p>number_of_reviews_l30d</text:p>
          </table:table-cell>
          <table:table-cell office:value-type="string" table:style-name="ce6">
            <text:p>first_review</text:p>
          </table:table-cell>
          <table:table-cell office:value-type="string" table:style-name="ce6">
            <text:p>last_review</text:p>
          </table:table-cell>
          <table:table-cell office:value-type="string" table:style-name="ce6">
            <text:p>review_scores_rating</text:p>
          </table:table-cell>
          <table:table-cell office:value-type="string" table:style-name="ce6">
            <text:p>review_scores_accuracy</text:p>
          </table:table-cell>
          <table:table-cell office:value-type="string" table:style-name="ce6">
            <text:p>review_scores_cleanliness</text:p>
          </table:table-cell>
          <table:table-cell office:value-type="string" table:style-name="ce6">
            <text:p>review_scores_checkin</text:p>
          </table:table-cell>
          <table:table-cell office:value-type="string" table:style-name="ce6">
            <text:p>review_scores_communication</text:p>
          </table:table-cell>
          <table:table-cell office:value-type="string" table:style-name="ce6">
            <text:p>review_scores_location</text:p>
          </table:table-cell>
          <table:table-cell office:value-type="string" table:style-name="ce6">
            <text:p>review_scores_value</text:p>
          </table:table-cell>
          <table:table-cell office:value-type="string" table:style-name="ce6">
            <text:p>license</text:p>
          </table:table-cell>
          <table:table-cell office:value-type="string" table:style-name="ce6">
            <text:p>instant_bookable</text:p>
          </table:table-cell>
          <table:table-cell office:value-type="string" table:style-name="ce6">
            <text:p>calculated_host_listings_count</text:p>
          </table:table-cell>
          <table:table-cell office:value-type="string" table:style-name="ce6">
            <text:p>calculated_host_listings_count_entire_homes</text:p>
          </table:table-cell>
          <table:table-cell office:value-type="string" table:style-name="ce6">
            <text:p>calculated_host_listings_count_private_rooms</text:p>
          </table:table-cell>
          <table:table-cell office:value-type="string" table:style-name="ce6">
            <text:p>calculated_host_listings_count_shared_rooms</text:p>
          </table:table-cell>
          <table:table-cell office:value-type="string" table:style-name="ce6">
            <text:p>reviews_per_month</text:p>
          </table:table-cell>
          <table:table-cell table:number-columns-repeated="16308"/>
        </table:table-row>
        <table:table-row table:style-name="ro3">
          <table:table-cell/>
          <table:table-cell office:value-type="string" office:string-value="integer" table:formula="of:=+VLOOKUP([.B$2];[Dicc.$B:.$E];2;)" table:style-name="ce7">
            <text:p>integer</text:p>
          </table:table-cell>
          <table:table-cell office:value-type="string" office:string-value="text" table:formula="of:=+VLOOKUP([.C$2];[Dicc.$B:.$E];2;)" table:style-name="ce7">
            <text:p>text</text:p>
          </table:table-cell>
          <table:table-cell office:value-type="string" office:string-value="bigint" table:formula="of:=+VLOOKUP([.D$2];[Dicc.$B:.$E];2;)" table:style-name="ce7">
            <text:p>bigint</text:p>
          </table:table-cell>
          <table:table-cell office:value-type="string" office:string-value="datetime" table:formula="of:=+VLOOKUP([.E$2];[Dicc.$B:.$E];2;)" table:style-name="ce7">
            <text:p>datetime</text:p>
          </table:table-cell>
          <table:table-cell office:value-type="string" office:string-value="text" table:formula="of:=+VLOOKUP([.F$2];[Dicc.$B:.$E];2;)" table:style-name="ce7">
            <text:p>text</text:p>
          </table:table-cell>
          <table:table-cell office:value-type="string" office:string-value="text" table:formula="of:=+VLOOKUP([.G$2];[Dicc.$B:.$E];2;)" table:style-name="ce7">
            <text:p>text</text:p>
          </table:table-cell>
          <table:table-cell office:value-type="string" office:string-value="text" table:formula="of:=+VLOOKUP([.H$2];[Dicc.$B:.$E];2;)" table:style-name="ce7">
            <text:p>text</text:p>
          </table:table-cell>
          <table:table-cell office:value-type="string" office:string-value="text" table:formula="of:=+VLOOKUP([.I$2];[Dicc.$B:.$E];2;)" table:style-name="ce7">
            <text:p>text</text:p>
          </table:table-cell>
          <table:table-cell office:value-type="string" office:string-value="text" table:formula="of:=+VLOOKUP([.J$2];[Dicc.$B:.$E];2;)" table:style-name="ce7">
            <text:p>text</text:p>
          </table:table-cell>
          <table:table-cell office:value-type="string" office:string-value="integer" table:formula="of:=+VLOOKUP([.K$2];[Dicc.$B:.$E];2;)" table:style-name="ce7">
            <text:p>integer</text:p>
          </table:table-cell>
          <table:table-cell office:value-type="string" office:string-value="text" table:formula="of:=+VLOOKUP([.L$2];[Dicc.$B:.$E];2;)" table:style-name="ce7">
            <text:p>text</text:p>
          </table:table-cell>
          <table:table-cell office:value-type="string" office:string-value="text" table:formula="of:=+VLOOKUP([.M$2];[Dicc.$B:.$E];2;)" table:style-name="ce7">
            <text:p>text</text:p>
          </table:table-cell>
          <table:table-cell office:value-type="string" office:string-value="date" table:formula="of:=+VLOOKUP([.N$2];[Dicc.$B:.$E];2;)" table:style-name="ce7">
            <text:p>date</text:p>
          </table:table-cell>
          <table:table-cell office:value-type="string" office:string-value="text" table:formula="of:=+VLOOKUP([.O$2];[Dicc.$B:.$E];2;)" table:style-name="ce7">
            <text:p>text</text:p>
          </table:table-cell>
          <table:table-cell office:value-type="string" office:string-value="text" table:formula="of:=+VLOOKUP([.P$2];[Dicc.$B:.$E];2;)" table:style-name="ce7">
            <text:p>text</text:p>
          </table:table-cell>
          <table:table-cell office:value-type="float" office:value="0" table:formula="of:=+VLOOKUP([.Q$2];[Dicc.$B:.$E];2;)" table:style-name="ce7">
            <text:p>0</text:p>
          </table:table-cell>
          <table:table-cell office:value-type="float" office:value="0" table:formula="of:=+VLOOKUP([.R$2];[Dicc.$B:.$E];2;)" table:style-name="ce7">
            <text:p>0</text:p>
          </table:table-cell>
          <table:table-cell office:value-type="float" office:value="0" table:formula="of:=+VLOOKUP([.S$2];[Dicc.$B:.$E];2;)" table:style-name="ce7">
            <text:p>0</text:p>
          </table:table-cell>
          <table:table-cell office:value-type="string" office:string-value="boolean [t=true; f=false]" table:formula="of:=+VLOOKUP([.T$2];[Dicc.$B:.$E];2;)" table:style-name="ce7">
            <text:p>boolean [t=true; f=false]</text:p>
          </table:table-cell>
          <table:table-cell office:value-type="string" office:string-value="text" table:formula="of:=+VLOOKUP([.U$2];[Dicc.$B:.$E];2;)" table:style-name="ce7">
            <text:p>text</text:p>
          </table:table-cell>
          <table:table-cell office:value-type="string" office:string-value="text" table:formula="of:=+VLOOKUP([.V$2];[Dicc.$B:.$E];2;)" table:style-name="ce7">
            <text:p>text</text:p>
          </table:table-cell>
          <table:table-cell office:value-type="string" office:string-value="text" table:formula="of:=+VLOOKUP([.W$2];[Dicc.$B:.$E];2;)" table:style-name="ce7">
            <text:p>text</text:p>
          </table:table-cell>
          <table:table-cell office:value-type="string" office:string-value="text" table:formula="of:=+VLOOKUP([.X$2];[Dicc.$B:.$E];2;)" table:style-name="ce7">
            <text:p>text</text:p>
          </table:table-cell>
          <table:table-cell office:value-type="string" office:string-value="text" table:formula="of:=+VLOOKUP([.Y$2];[Dicc.$B:.$E];2;)" table:style-name="ce7">
            <text:p>text</text:p>
          </table:table-cell>
          <table:table-cell office:value-type="float" office:value="0" table:formula="of:=+VLOOKUP([.Z$2];[Dicc.$B:.$E];2;)" table:style-name="ce7">
            <text:p>0</text:p>
          </table:table-cell>
          <table:table-cell office:value-type="string" office:string-value="boolean [t=true; f=false]" table:formula="of:=+VLOOKUP([.AA$2];[Dicc.$B:.$E];2;)" table:style-name="ce7">
            <text:p>boolean [t=true; f=false]</text:p>
          </table:table-cell>
          <table:table-cell office:value-type="string" office:string-value="boolean [t=true; f=false]" table:formula="of:=+VLOOKUP([.AB$2];[Dicc.$B:.$E];2;)" table:style-name="ce7">
            <text:p>boolean [t=true; f=false]</text:p>
          </table:table-cell>
          <table:table-cell office:value-type="string" office:string-value="text" table:formula="of:=+VLOOKUP([.AC$2];[Dicc.$B:.$E];2;)" table:style-name="ce7">
            <text:p>text</text:p>
          </table:table-cell>
          <table:table-cell office:value-type="string" office:string-value="text" table:formula="of:=+VLOOKUP([.AD$2];[Dicc.$B:.$E];2;)" table:style-name="ce7">
            <text:p>text</text:p>
          </table:table-cell>
          <table:table-cell office:value-type="string" office:string-value="text" table:formula="of:=+VLOOKUP([.AE$2];[Dicc.$B:.$E];2;)" table:style-name="ce7">
            <text:p>text</text:p>
          </table:table-cell>
          <table:table-cell office:value-type="string" office:string-value="numeric" table:formula="of:=+VLOOKUP([.AF$2];[Dicc.$B:.$E];2;)" table:style-name="ce7">
            <text:p>numeric</text:p>
          </table:table-cell>
          <table:table-cell office:value-type="string" office:string-value="numeric" table:formula="of:=+VLOOKUP([.AG$2];[Dicc.$B:.$E];2;)" table:style-name="ce7">
            <text:p>numeric</text:p>
          </table:table-cell>
          <table:table-cell office:value-type="string" office:string-value="text" table:formula="of:=+VLOOKUP([.AH$2];[Dicc.$B:.$E];2;)" table:style-name="ce7">
            <text:p>text</text:p>
          </table:table-cell>
          <table:table-cell office:value-type="string" office:string-value="text" table:formula="of:=+VLOOKUP([.AI$2];[Dicc.$B:.$E];2;)" table:style-name="ce7">
            <text:p>text</text:p>
          </table:table-cell>
          <table:table-cell office:value-type="string" office:string-value="integer" table:formula="of:=+VLOOKUP([.AJ$2];[Dicc.$B:.$E];2;)" table:style-name="ce7">
            <text:p>integer</text:p>
          </table:table-cell>
          <table:table-cell office:value-type="string" office:string-value="numeric" table:formula="of:=+VLOOKUP([.AK$2];[Dicc.$B:.$E];2;)" table:style-name="ce7">
            <text:p>numeric</text:p>
          </table:table-cell>
          <table:table-cell office:value-type="string" office:string-value="string" table:formula="of:=+VLOOKUP([.AL$2];[Dicc.$B:.$E];2;)" table:style-name="ce7">
            <text:p>string</text:p>
          </table:table-cell>
          <table:table-cell office:value-type="string" office:string-value="integer" table:formula="of:=+VLOOKUP([.AM$2];[Dicc.$B:.$E];2;)" table:style-name="ce7">
            <text:p>integer</text:p>
          </table:table-cell>
          <table:table-cell office:value-type="string" office:string-value="integer" table:formula="of:=+VLOOKUP([.AN$2];[Dicc.$B:.$E];2;)" table:style-name="ce7">
            <text:p>integer</text:p>
          </table:table-cell>
          <table:table-cell office:value-type="string" office:string-value="json" table:formula="of:=+VLOOKUP([.AO$2];[Dicc.$B:.$E];2;)" table:style-name="ce7">
            <text:p>json</text:p>
          </table:table-cell>
          <table:table-cell office:value-type="string" office:string-value="currency" table:formula="of:=+VLOOKUP([.AP$2];[Dicc.$B:.$E];2;)" table:style-name="ce8">
            <text:p>currency</text:p>
          </table:table-cell>
          <table:table-cell office:value-type="string" office:string-value="integer" table:formula="of:=+VLOOKUP([.AQ$2];[Dicc.$B:.$E];2;)" table:style-name="ce8">
            <text:p>integer</text:p>
          </table:table-cell>
          <table:table-cell office:value-type="string" office:string-value="integer" table:formula="of:=+VLOOKUP([.AR$2];[Dicc.$B:.$E];2;)" table:style-name="ce8">
            <text:p>integer</text:p>
          </table:table-cell>
          <table:table-cell office:value-type="string" office:string-value="integer" table:formula="of:=+VLOOKUP([.AS$2];[Dicc.$B:.$E];2;)" table:style-name="ce8">
            <text:p>integer</text:p>
          </table:table-cell>
          <table:table-cell office:value-type="string" office:string-value="integer" table:formula="of:=+VLOOKUP([.AT$2];[Dicc.$B:.$E];2;)" table:style-name="ce8">
            <text:p>integer</text:p>
          </table:table-cell>
          <table:table-cell office:value-type="string" office:string-value="integer" table:formula="of:=+VLOOKUP([.AU$2];[Dicc.$B:.$E];2;)" table:style-name="ce8">
            <text:p>integer</text:p>
          </table:table-cell>
          <table:table-cell office:value-type="string" office:string-value="integer" table:formula="of:=+VLOOKUP([.AV$2];[Dicc.$B:.$E];2;)" table:style-name="ce8">
            <text:p>integer</text:p>
          </table:table-cell>
          <table:table-cell office:value-type="string" office:string-value="numeric" table:formula="of:=+VLOOKUP([.AW$2];[Dicc.$B:.$E];2;)" table:style-name="ce8">
            <text:p>numeric</text:p>
          </table:table-cell>
          <table:table-cell office:value-type="string" office:string-value="numeric" table:formula="of:=+VLOOKUP([.AX$2];[Dicc.$B:.$E];2;)" table:style-name="ce8">
            <text:p>numeric</text:p>
          </table:table-cell>
          <table:table-cell office:value-type="string" office:string-value="date" table:formula="of:=+VLOOKUP([.AY$2];[Dicc.$B:.$E];2;)" table:style-name="ce8">
            <text:p>date</text:p>
          </table:table-cell>
          <table:table-cell office:value-type="string" office:string-value="boolean" table:formula="of:=+VLOOKUP([.AZ$2];[Dicc.$B:.$E];2;)" table:style-name="ce8">
            <text:p>boolean</text:p>
          </table:table-cell>
          <table:table-cell office:value-type="string" office:string-value="integer" table:formula="of:=+VLOOKUP([.BA$2];[Dicc.$B:.$E];2;)" table:style-name="ce8">
            <text:p>integer</text:p>
          </table:table-cell>
          <table:table-cell office:value-type="string" office:string-value="integer" table:formula="of:=+VLOOKUP([.BB$2];[Dicc.$B:.$E];2;)" table:style-name="ce8">
            <text:p>integer</text:p>
          </table:table-cell>
          <table:table-cell office:value-type="string" office:string-value="integer" table:formula="of:=+VLOOKUP([.BC$2];[Dicc.$B:.$E];2;)" table:style-name="ce8">
            <text:p>integer</text:p>
          </table:table-cell>
          <table:table-cell office:value-type="string" office:string-value="integer" table:formula="of:=+VLOOKUP([.BD$2];[Dicc.$B:.$E];2;)" table:style-name="ce8">
            <text:p>integer</text:p>
          </table:table-cell>
          <table:table-cell office:value-type="string" office:string-value="date" table:formula="of:=+VLOOKUP([.BE$2];[Dicc.$B:.$E];2;)" table:style-name="ce8">
            <text:p>date</text:p>
          </table:table-cell>
          <table:table-cell office:value-type="string" office:string-value="integer" table:formula="of:=+VLOOKUP([.BF$2];[Dicc.$B:.$E];2;)" table:style-name="ce8">
            <text:p>integer</text:p>
          </table:table-cell>
          <table:table-cell office:value-type="string" office:string-value="integer" table:formula="of:=+VLOOKUP([.BG$2];[Dicc.$B:.$E];2;)" table:style-name="ce8">
            <text:p>integer</text:p>
          </table:table-cell>
          <table:table-cell office:value-type="string" office:string-value="integer" table:formula="of:=+VLOOKUP([.BH$2];[Dicc.$B:.$E];2;)" table:style-name="ce8">
            <text:p>integer</text:p>
          </table:table-cell>
          <table:table-cell office:value-type="string" office:string-value="date" table:formula="of:=+VLOOKUP([.BI$2];[Dicc.$B:.$E];2;)" table:style-name="ce8">
            <text:p>date</text:p>
          </table:table-cell>
          <table:table-cell office:value-type="string" office:string-value="date" table:formula="of:=+VLOOKUP([.BJ$2];[Dicc.$B:.$E];2;)" table:style-name="ce8">
            <text:p>date</text:p>
          </table:table-cell>
          <table:table-cell office:value-type="float" office:value="0" table:formula="of:=+VLOOKUP([.BK$2];[Dicc.$B:.$E];2;)" table:style-name="ce8">
            <text:p>0</text:p>
          </table:table-cell>
          <table:table-cell office:value-type="float" office:value="0" table:formula="of:=+VLOOKUP([.BL$2];[Dicc.$B:.$E];2;)" table:style-name="ce8">
            <text:p>0</text:p>
          </table:table-cell>
          <table:table-cell office:value-type="float" office:value="0" table:formula="of:=+VLOOKUP([.BM$2];[Dicc.$B:.$E];2;)" table:style-name="ce8">
            <text:p>0</text:p>
          </table:table-cell>
          <table:table-cell office:value-type="float" office:value="0" table:formula="of:=+VLOOKUP([.BN$2];[Dicc.$B:.$E];2;)" table:style-name="ce8">
            <text:p>0</text:p>
          </table:table-cell>
          <table:table-cell office:value-type="float" office:value="0" table:formula="of:=+VLOOKUP([.BO$2];[Dicc.$B:.$E];2;)" table:style-name="ce8">
            <text:p>0</text:p>
          </table:table-cell>
          <table:table-cell office:value-type="float" office:value="0" table:formula="of:=+VLOOKUP([.BP$2];[Dicc.$B:.$E];2;)" table:style-name="ce8">
            <text:p>0</text:p>
          </table:table-cell>
          <table:table-cell office:value-type="float" office:value="0" table:formula="of:=+VLOOKUP([.BQ$2];[Dicc.$B:.$E];2;)" table:style-name="ce8">
            <text:p>0</text:p>
          </table:table-cell>
          <table:table-cell office:value-type="string" office:string-value="text" table:formula="of:=+VLOOKUP([.BR$2];[Dicc.$B:.$E];2;)" table:style-name="ce8">
            <text:p>text</text:p>
          </table:table-cell>
          <table:table-cell office:value-type="string" office:string-value="boolean" table:formula="of:=+VLOOKUP([.BS$2];[Dicc.$B:.$E];2;)" table:style-name="ce8">
            <text:p>boolean</text:p>
          </table:table-cell>
          <table:table-cell office:value-type="string" office:string-value="integer" table:formula="of:=+VLOOKUP([.BT$2];[Dicc.$B:.$E];2;)" table:style-name="ce8">
            <text:p>integer</text:p>
          </table:table-cell>
          <table:table-cell office:value-type="string" office:string-value="integer" table:formula="of:=+VLOOKUP([.BU$2];[Dicc.$B:.$E];2;)" table:style-name="ce8">
            <text:p>integer</text:p>
          </table:table-cell>
          <table:table-cell office:value-type="string" office:string-value="integer" table:formula="of:=+VLOOKUP([.BV$2];[Dicc.$B:.$E];2;)" table:style-name="ce8">
            <text:p>integer</text:p>
          </table:table-cell>
          <table:table-cell office:value-type="string" office:string-value="integer" table:formula="of:=+VLOOKUP([.BW$2];[Dicc.$B:.$E];2;)" table:style-name="ce8">
            <text:p>integer</text:p>
          </table:table-cell>
          <table:table-cell office:value-type="string" office:string-value="numeric" table:formula="of:=+VLOOKUP([.BX$2];[Dicc.$B:.$E];2;)" table:style-name="ce8">
            <text:p>numeric</text:p>
          </table:table-cell>
          <table:table-cell table:number-columns-repeated="16308"/>
        </table:table-row>
        <table:table-row table:style-name="ro4">
          <table:table-cell/>
          <table:table-cell office:value-type="string" office:string-value="Airbnb's unique identifier for the listing" table:formula="of:=+VLOOKUP([.B$2];[Dicc.$B:.$E];4;)" table:style-name="ce7">
            <text:p>Airbnb's unique identifier for the listing</text:p>
          </table:table-cell>
          <table:table-cell office:value-type="float" office:value="0" table:formula="of:=+VLOOKUP([.C$2];[Dicc.$B:.$E];4;)" table:style-name="ce7">
            <text:p>0</text:p>
          </table:table-cell>
          <table:table-cell office:value-type="string" office:string-value="Inside Airbnb &quot;Scrape&quot; this was part of" table:formula="of:=+VLOOKUP([.D$2];[Dicc.$B:.$E];4;)" table:style-name="ce7">
            <text:p>Inside Airbnb "Scrape" this was part of</text:p>
          </table:table-cell>
          <table:table-cell office:value-type="string" office:string-value="UTC. The date and time this listing was &quot;scraped&quot;." table:formula="of:=+VLOOKUP([.E$2];[Dicc.$B:.$E];4;)" table:style-name="ce7">
            <text:p>UTC. The date and time this listing was "scraped".</text:p>
          </table:table-cell>
          <table:table-cell office:value-type="string" office:string-value="One of &quot;neighbourhood search&quot; or &quot;previous scrape&quot;. &quot;neighbourhood search&quot; means that the listing was found by searching the city, while &quot;previous scrape&quot; means that the listing was seen in another scrape performed in the last 65 days, and the listing was confirmed to be still available on the Airbnb site." table:formula="of:=+VLOOKUP([.F$2];[Dicc.$B:.$E];4;)" table:style-name="ce7">
            <text:p>One of "neighbourhood search" or "previous scrape". "neighbourhood search" means that the listing was found by searching the city, while "previous scrape" means that the listing was seen in another scrape performed in the last 65 days, and the listing was confirmed to be still available on the Airbnb site.</text:p>
          </table:table-cell>
          <table:table-cell office:value-type="string" office:string-value="Name of the listing" table:formula="of:=+VLOOKUP([.G$2];[Dicc.$B:.$E];4;)" table:style-name="ce7">
            <text:p>Name of the listing</text:p>
          </table:table-cell>
          <table:table-cell office:value-type="string" office:string-value="Detailed description of the listing" table:formula="of:=+VLOOKUP([.H$2];[Dicc.$B:.$E];4;)" table:style-name="ce7">
            <text:p>Detailed description of the listing</text:p>
          </table:table-cell>
          <table:table-cell office:value-type="string" office:string-value="Host's description of the neighbourhood" table:formula="of:=+VLOOKUP([.I$2];[Dicc.$B:.$E];4;)" table:style-name="ce7">
            <text:p>Host's description of the neighbourhood</text:p>
          </table:table-cell>
          <table:table-cell office:value-type="string" office:string-value="URL to the Airbnb hosted regular sized image for the listing" table:formula="of:=+VLOOKUP([.J$2];[Dicc.$B:.$E];4;)" table:style-name="ce7">
            <text:p>URL to the Airbnb hosted regular sized image for the listing</text:p>
          </table:table-cell>
          <table:table-cell office:value-type="string" office:string-value="Airbnb's unique identifier for the host/user" table:formula="of:=+VLOOKUP([.K$2];[Dicc.$B:.$E];4;)" table:style-name="ce7">
            <text:p>Airbnb's unique identifier for the host/user</text:p>
          </table:table-cell>
          <table:table-cell office:value-type="string" office:string-value="The Airbnb page for the host" table:formula="of:=+VLOOKUP([.L$2];[Dicc.$B:.$E];4;)" table:style-name="ce7">
            <text:p>The Airbnb page for the host</text:p>
          </table:table-cell>
          <table:table-cell office:value-type="string" office:string-value="Name of the host. Usually just the first name(s)." table:formula="of:=+VLOOKUP([.M$2];[Dicc.$B:.$E];4;)" table:style-name="ce7">
            <text:p>Name of the host. Usually just the first name(s).</text:p>
          </table:table-cell>
          <table:table-cell office:value-type="string" office:string-value="The date the host/user was created. For hosts that are Airbnb guests this could be the date they registered as a guest." table:formula="of:=+VLOOKUP([.N$2];[Dicc.$B:.$E];4;)" table:style-name="ce7">
            <text:p>The date the host/user was created. For hosts that are Airbnb guests this could be the date they registered as a guest.</text:p>
          </table:table-cell>
          <table:table-cell office:value-type="string" office:string-value="The host's self reported location" table:formula="of:=+VLOOKUP([.O$2];[Dicc.$B:.$E];4;)" table:style-name="ce7">
            <text:p>The host's self reported location</text:p>
          </table:table-cell>
          <table:table-cell office:value-type="string" office:string-value="Description about the host" table:formula="of:=+VLOOKUP([.P$2];[Dicc.$B:.$E];4;)" table:style-name="ce7">
            <text:p>Description about the host</text:p>
          </table:table-cell>
          <table:table-cell office:value-type="float" office:value="0" table:formula="of:=+VLOOKUP([.Q$2];[Dicc.$B:.$E];4;)" table:style-name="ce7">
            <text:p>0</text:p>
          </table:table-cell>
          <table:table-cell office:value-type="float" office:value="0" table:formula="of:=+VLOOKUP([.R$2];[Dicc.$B:.$E];4;)" table:style-name="ce7">
            <text:p>0</text:p>
          </table:table-cell>
          <table:table-cell office:value-type="string" office:string-value="That rate at which a host accepts booking requests." table:formula="of:=+VLOOKUP([.S$2];[Dicc.$B:.$E];4;)" table:style-name="ce7">
            <text:p>That rate at which a host accepts booking requests.</text:p>
          </table:table-cell>
          <table:table-cell office:value-type="float" office:value="0" table:formula="of:=+VLOOKUP([.T$2];[Dicc.$B:.$E];4;)" table:style-name="ce7">
            <text:p>0</text:p>
          </table:table-cell>
          <table:table-cell office:value-type="float" office:value="0" table:formula="of:=+VLOOKUP([.U$2];[Dicc.$B:.$E];4;)" table:style-name="ce7">
            <text:p>0</text:p>
          </table:table-cell>
          <table:table-cell office:value-type="float" office:value="0" table:formula="of:=+VLOOKUP([.V$2];[Dicc.$B:.$E];4;)" table:style-name="ce7">
            <text:p>0</text:p>
          </table:table-cell>
          <table:table-cell office:value-type="float" office:value="0" table:formula="of:=+VLOOKUP([.W$2];[Dicc.$B:.$E];4;)" table:style-name="ce7">
            <text:p>0</text:p>
          </table:table-cell>
          <table:table-cell office:value-type="string" office:string-value="The number of listings the host has (per Airbnb unknown calculations)" table:formula="of:=+VLOOKUP([.X$2];[Dicc.$B:.$E];4;)" table:style-name="ce7">
            <text:p>The number of listings the host has (per Airbnb unknown calculations)</text:p>
          </table:table-cell>
          <table:table-cell office:value-type="string" office:string-value="The number of listings the host has (per Airbnb unknown calculations). Incluye las propiedades que se han dado de baja o están inactivas." table:formula="of:=+VLOOKUP([.Y$2];[Dicc.$B:.$E];4;)" table:style-name="ce7">
            <text:p>The number of listings the host has (per Airbnb unknown calculations). Incluye las propiedades que se han dado de baja o están inactivas.</text:p>
          </table:table-cell>
          <table:table-cell office:value-type="float" office:value="0" table:formula="of:=+VLOOKUP([.Z$2];[Dicc.$B:.$E];4;)" table:style-name="ce7">
            <text:p>0</text:p>
          </table:table-cell>
          <table:table-cell office:value-type="float" office:value="0" table:formula="of:=+VLOOKUP([.AA$2];[Dicc.$B:.$E];4;)" table:style-name="ce7">
            <text:p>0</text:p>
          </table:table-cell>
          <table:table-cell office:value-type="float" office:value="0" table:formula="of:=+VLOOKUP([.AB$2];[Dicc.$B:.$E];4;)" table:style-name="ce7">
            <text:p>0</text:p>
          </table:table-cell>
          <table:table-cell office:value-type="float" office:value="0" table:formula="of:=+VLOOKUP([.AC$2];[Dicc.$B:.$E];4;)" table:style-name="ce7">
            <text:p>0</text:p>
          </table:table-cell>
          <table:table-cell office:value-type="string" office:string-value="The neighbourhood as geocoded using the latitude and longitude against neighborhoods as defined by open or public digital shapefiles." table:formula="of:=+VLOOKUP([.AD$2];[Dicc.$B:.$E];4;)" table:style-name="ce7">
            <text:p>The neighbourhood as geocoded using the latitude and longitude against neighborhoods as defined by open or public digital shapefiles.</text:p>
          </table:table-cell>
          <table:table-cell office:value-type="string" office:string-value="The neighbourhood group as geocoded using the latitude and longitude against neighborhoods as defined by open or public digital shapefiles." table:formula="of:=+VLOOKUP([.AE$2];[Dicc.$B:.$E];4;)" table:style-name="ce7">
            <text:p>The neighbourhood group as geocoded using the latitude and longitude against neighborhoods as defined by open or public digital shapefiles.</text:p>
          </table:table-cell>
          <table:table-cell office:value-type="string" office:string-value="Uses the World Geodetic System (WGS84) projection for latitude and longitude." table:formula="of:=+VLOOKUP([.AF$2];[Dicc.$B:.$E];4;)" table:style-name="ce7">
            <text:p>Uses the World Geodetic System (WGS84) projection for latitude and longitude.</text:p>
          </table:table-cell>
          <table:table-cell office:value-type="string" office:string-value="Uses the World Geodetic System (WGS84) projection for latitude and longitude." table:formula="of:=+VLOOKUP([.AG$2];[Dicc.$B:.$E];4;)" table:style-name="ce7">
            <text:p>Uses the World Geodetic System (WGS84) projection for latitude and longitude.</text:p>
          </table:table-cell>
          <table:table-cell office:value-type="string" office:string-value="Self selected property type. Hotels and Bed and Breakfasts are described as such by their hosts in this field" table:formula="of:=+VLOOKUP([.AH$2];[Dicc.$B:.$E];4;)" table:style-name="ce7">
            <text:p>Self selected property type. Hotels and Bed and Breakfasts are described as such by their hosts in this field</text:p>
          </table:table-cell>
          <table:table-cell office:value-type="string" office:string-value="[Entire home/apt|Private room|Shared room|Hotel]&#10;&#10;All homes are grouped into the following three room types:&#10;&#10;Entire place&#10;Private room&#10;Shared room&#10;Entire place&#10;Entire places are best if you're seeking a home away from home. With an entire place, you'll have the whole space to yourself. This usually includes a bedroom, a bathroom, a kitchen, and a separate, dedicated entrance. Hosts should note in the description if they'll be on the property or not (ex: &quot;Host occupies first floor of the home&quot;), and provide further details on the listing.&#10;&#10;Private rooms&#10;Private rooms are great for when you prefer a little privacy, and still value a local connection. When you book a private room, you'll have your own private room for sleeping and may share some spaces with others. You might need to walk through indoor spaces that another host or guest may occupy to get to your room.&#10;&#10;Shared rooms&#10;Shared rooms are for when you don't mind sharing a space with others. When you book a shared room, you'll be sleeping in a space that is shared with others and share the entire space with other people. Shared rooms are popular among flexible travelers looking for new friends and budget-friendly stays." table:formula="of:=+VLOOKUP([.AI$2];[Dicc.$B:.$E];4;)" table:style-name="ce7">
            <text:p>[Entire home/apt|Private room|Shared room|Hotel]</text:p>
            <text:p/>
            <text:p>All homes are grouped into the following three room types:</text:p>
            <text:p/>
            <text:p>Entire place</text:p>
            <text:p>Private room</text:p>
            <text:p>Shared room</text:p>
            <text:p>Entire place</text:p>
            <text:p>Entire places are best if you're seeking a home away from home. With an entire place, you'll have the whole space to yourself. This usually includes a bedroom, a bathroom, a kitchen, and a separate, dedicated entrance. Hosts should note in the description if they'll be on the property or not (ex: "Host occupies first floor of the home"), and provide further details on the listing.</text:p>
            <text:p/>
            <text:p>Private rooms</text:p>
            <text:p>Private rooms are great for when you prefer a little privacy, and still value a local connection. When you book a private room, you'll have your own private room for sleeping and may share some spaces with others. You might need to walk through indoor spaces that another host or guest may occupy to get to your room.</text:p>
            <text:p/>
            <text:p>Shared rooms</text:p>
            <text:p>Shared rooms are for when you don't mind sharing a space with others. When you book a shared room, you'll be sleeping in a space that is shared with others and share the entire space with other people. Shared rooms are popular among flexible travelers looking for new friends and budget-friendly stays.</text:p>
          </table:table-cell>
          <table:table-cell office:value-type="string" office:string-value="The maximum capacity of the listing" table:formula="of:=+VLOOKUP([.AJ$2];[Dicc.$B:.$E];4;)" table:style-name="ce7">
            <text:p>The maximum capacity of the listing</text:p>
          </table:table-cell>
          <table:table-cell office:value-type="string" office:string-value="The number of bathrooms in the listing" table:formula="of:=+VLOOKUP([.AK$2];[Dicc.$B:.$E];4;)" table:style-name="ce7">
            <text:p>The number of bathrooms in the listing</text:p>
          </table:table-cell>
          <table:table-cell office:value-type="string" office:string-value="The number of bathrooms in the listing. &#10;On the Airbnb web-site, the bathrooms field has evolved from a number to a textual description. For older scrapes, bathrooms is used." table:formula="of:=+VLOOKUP([.AL$2];[Dicc.$B:.$E];4;)" table:style-name="ce7">
            <text:p>The number of bathrooms in the listing.<text:s/></text:p>
            <text:p>On the Airbnb web-site, the bathrooms field has evolved from a number to a textual description. For older scrapes, bathrooms is used.</text:p>
          </table:table-cell>
          <table:table-cell office:value-type="string" office:string-value="The number of bedrooms" table:formula="of:=+VLOOKUP([.AM$2];[Dicc.$B:.$E];4;)" table:style-name="ce7">
            <text:p>The number of bedrooms</text:p>
          </table:table-cell>
          <table:table-cell office:value-type="string" office:string-value="The number of bed(s)" table:formula="of:=+VLOOKUP([.AN$2];[Dicc.$B:.$E];4;)" table:style-name="ce7">
            <text:p>The number of bed(s)</text:p>
          </table:table-cell>
          <table:table-cell office:value-type="float" office:value="0" table:formula="of:=+VLOOKUP([.AO$2];[Dicc.$B:.$E];4;)" table:style-name="ce7">
            <text:p>0</text:p>
          </table:table-cell>
          <table:table-cell office:value-type="string" office:string-value="daily price in local currency.&#10;NOTE: the $ sign is a technical artifact of the export, please ignore it" table:formula="of:=+VLOOKUP([.AP$2];[Dicc.$B:.$E];4;)" table:style-name="ce8">
            <text:p>daily price in local currency.</text:p>
            <text:p>NOTE: the $ sign is a technical artifact of the export, please ignore it</text:p>
          </table:table-cell>
          <table:table-cell office:value-type="string" office:string-value="minimum number of night stay for the listing (calendar rules may be different)" table:formula="of:=+VLOOKUP([.AQ$2];[Dicc.$B:.$E];4;)" table:style-name="ce8">
            <text:p>minimum number of night stay for the listing (calendar rules may be different)</text:p>
          </table:table-cell>
          <table:table-cell office:value-type="string" office:string-value="maximum number of night stay for the listing (calendar rules may be different)" table:formula="of:=+VLOOKUP([.AR$2];[Dicc.$B:.$E];4;)" table:style-name="ce8">
            <text:p>maximum number of night stay for the listing (calendar rules may be different)</text:p>
          </table:table-cell>
          <table:table-cell office:value-type="string" office:string-value="the smallest minimum_night value from the calender (looking 365 nights in the future)" table:formula="of:=+VLOOKUP([.AS$2];[Dicc.$B:.$E];4;)" table:style-name="ce8">
            <text:p>the smallest minimum_night value from the calender (looking 365 nights in the future)</text:p>
          </table:table-cell>
          <table:table-cell office:value-type="string" office:string-value="the largest minimum_night value from the calender (looking 365 nights in the future)" table:formula="of:=+VLOOKUP([.AT$2];[Dicc.$B:.$E];4;)" table:style-name="ce8">
            <text:p>the largest minimum_night value from the calender (looking 365 nights in the future)</text:p>
          </table:table-cell>
          <table:table-cell office:value-type="string" office:string-value="the smallest maximum_night value from the calender (looking 365 nights in the future)" table:formula="of:=+VLOOKUP([.AU$2];[Dicc.$B:.$E];4;)" table:style-name="ce8">
            <text:p>the smallest maximum_night value from the calender (looking 365 nights in the future)</text:p>
          </table:table-cell>
          <table:table-cell office:value-type="string" office:string-value="the largest maximum_night value from the calender (looking 365 nights in the future)" table:formula="of:=+VLOOKUP([.AV$2];[Dicc.$B:.$E];4;)" table:style-name="ce8">
            <text:p>the largest maximum_night value from the calender (looking 365 nights in the future)</text:p>
          </table:table-cell>
          <table:table-cell office:value-type="string" office:string-value="the average minimum_night value from the calender (looking 365 nights in the future)" table:formula="of:=+VLOOKUP([.AW$2];[Dicc.$B:.$E];4;)" table:style-name="ce8">
            <text:p>the average minimum_night value from the calender (looking 365 nights in the future)</text:p>
          </table:table-cell>
          <table:table-cell office:value-type="string" office:string-value="the average maximum_night value from the calender (looking 365 nights in the future)" table:formula="of:=+VLOOKUP([.AX$2];[Dicc.$B:.$E];4;)" table:style-name="ce8">
            <text:p>the average maximum_night value from the calender (looking 365 nights in the future)</text:p>
          </table:table-cell>
          <table:table-cell office:value-type="float" office:value="0" table:formula="of:=+VLOOKUP([.AY$2];[Dicc.$B:.$E];4;)" table:style-name="ce8">
            <text:p>0</text:p>
          </table:table-cell>
          <table:table-cell office:value-type="string" office:string-value="[t=true; f=false]" table:formula="of:=+VLOOKUP([.AZ$2];[Dicc.$B:.$E];4;)" table:style-name="ce8">
            <text:p>[t=true; f=false]</text:p>
          </table:table-cell>
          <table:table-cell office:value-type="string" office:string-value="avaliability_x. The availability of the listing x days in the future as determined by the calendar. Note a listing may not be available because it has been booked by a guest or blocked by the host." table:formula="of:=+VLOOKUP([.BA$2];[Dicc.$B:.$E];4;)" table:style-name="ce8">
            <text:p>avaliability_x. The availability of the listing x days in the future as determined by the calendar. Note a listing may not be available because it has been booked by a guest or blocked by the host.</text:p>
          </table:table-cell>
          <table:table-cell office:value-type="string" office:string-value="avaliability_x. The availability of the listing x days in the future as determined by the calendar. Note a listing may not be available because it has been booked by a guest or blocked by the host." table:formula="of:=+VLOOKUP([.BB$2];[Dicc.$B:.$E];4;)" table:style-name="ce8">
            <text:p>avaliability_x. The availability of the listing x days in the future as determined by the calendar. Note a listing may not be available because it has been booked by a guest or blocked by the host.</text:p>
          </table:table-cell>
          <table:table-cell office:value-type="string" office:string-value="avaliability_x. The availability of the listing x days in the future as determined by the calendar. Note a listing may not be available because it has been booked by a guest or blocked by the host." table:formula="of:=+VLOOKUP([.BC$2];[Dicc.$B:.$E];4;)" table:style-name="ce8">
            <text:p>avaliability_x. The availability of the listing x days in the future as determined by the calendar. Note a listing may not be available because it has been booked by a guest or blocked by the host.</text:p>
          </table:table-cell>
          <table:table-cell office:value-type="string" office:string-value="avaliability_x. The availability of the listing x days in the future as determined by the calendar. Note a listing may not be available because it has been booked by a guest or blocked by the host." table:formula="of:=+VLOOKUP([.BD$2];[Dicc.$B:.$E];4;)" table:style-name="ce8">
            <text:p>avaliability_x. The availability of the listing x days in the future as determined by the calendar. Note a listing may not be available because it has been booked by a guest or blocked by the host.</text:p>
          </table:table-cell>
          <table:table-cell office:value-type="float" office:value="0" table:formula="of:=+VLOOKUP([.BE$2];[Dicc.$B:.$E];4;)" table:style-name="ce8">
            <text:p>0</text:p>
          </table:table-cell>
          <table:table-cell office:value-type="string" office:string-value="The number of reviews the listing has" table:formula="of:=+VLOOKUP([.BF$2];[Dicc.$B:.$E];4;)" table:style-name="ce8">
            <text:p>The number of reviews the listing has</text:p>
          </table:table-cell>
          <table:table-cell office:value-type="string" office:string-value="The number of reviews the listing has (in the last 12 months)" table:formula="of:=+VLOOKUP([.BG$2];[Dicc.$B:.$E];4;)" table:style-name="ce8">
            <text:p>The number of reviews the listing has (in the last 12 months)</text:p>
          </table:table-cell>
          <table:table-cell office:value-type="string" office:string-value="The number of reviews the listing has (in the last 30 days)" table:formula="of:=+VLOOKUP([.BH$2];[Dicc.$B:.$E];4;)" table:style-name="ce8">
            <text:p>The number of reviews the listing has (in the last 30 days)</text:p>
          </table:table-cell>
          <table:table-cell office:value-type="string" office:string-value="The date of the first/oldest review" table:formula="of:=+VLOOKUP([.BI$2];[Dicc.$B:.$E];4;)" table:style-name="ce8">
            <text:p>The date of the first/oldest review</text:p>
          </table:table-cell>
          <table:table-cell office:value-type="string" office:string-value="The date of the last/newest review" table:formula="of:=+VLOOKUP([.BJ$2];[Dicc.$B:.$E];4;)" table:style-name="ce8">
            <text:p>The date of the last/newest review</text:p>
          </table:table-cell>
          <table:table-cell office:value-type="string" office:string-value="Calificación General" table:formula="of:=+VLOOKUP([.BK$2];[Dicc.$B:.$E];4;)" table:style-name="ce8">
            <text:p>Calificación General</text:p>
          </table:table-cell>
          <table:table-cell office:value-type="float" office:value="0" table:formula="of:=+VLOOKUP([.BL$2];[Dicc.$B:.$E];4;)" table:style-name="ce8">
            <text:p>0</text:p>
          </table:table-cell>
          <table:table-cell office:value-type="float" office:value="0" table:formula="of:=+VLOOKUP([.BM$2];[Dicc.$B:.$E];4;)" table:style-name="ce8">
            <text:p>0</text:p>
          </table:table-cell>
          <table:table-cell office:value-type="float" office:value="0" table:formula="of:=+VLOOKUP([.BN$2];[Dicc.$B:.$E];4;)" table:style-name="ce8">
            <text:p>0</text:p>
          </table:table-cell>
          <table:table-cell office:value-type="float" office:value="0" table:formula="of:=+VLOOKUP([.BO$2];[Dicc.$B:.$E];4;)" table:style-name="ce8">
            <text:p>0</text:p>
          </table:table-cell>
          <table:table-cell office:value-type="float" office:value="0" table:formula="of:=+VLOOKUP([.BP$2];[Dicc.$B:.$E];4;)" table:style-name="ce8">
            <text:p>0</text:p>
          </table:table-cell>
          <table:table-cell office:value-type="float" office:value="0" table:formula="of:=+VLOOKUP([.BQ$2];[Dicc.$B:.$E];4;)" table:style-name="ce8">
            <text:p>0</text:p>
          </table:table-cell>
          <table:table-cell office:value-type="string" office:string-value="The licence/permit/registration number" table:formula="of:=+VLOOKUP([.BR$2];[Dicc.$B:.$E];4;)" table:style-name="ce8">
            <text:p>The licence/permit/registration number</text:p>
          </table:table-cell>
          <table:table-cell office:value-type="string" office:string-value="[t=true; f=false]. Whether the guest can automatically book the listing without the host requiring to accept their booking request. An indicator of a commercial listing." table:formula="of:=+VLOOKUP([.BS$2];[Dicc.$B:.$E];4;)" table:style-name="ce8">
            <text:p>[t=true; f=false]. Whether the guest can automatically book the listing without the host requiring to accept their booking request. An indicator of a commercial listing.</text:p>
          </table:table-cell>
          <table:table-cell office:value-type="string" office:string-value="The number of listings the host has in the current scrape, in the city/region geography." table:formula="of:=+VLOOKUP([.BT$2];[Dicc.$B:.$E];4;)" table:style-name="ce8">
            <text:p>The number of listings the host has in the current scrape, in the city/region geography.</text:p>
          </table:table-cell>
          <table:table-cell office:value-type="string" office:string-value="The number of Entire home/apt listings the host has in the current scrape, in the city/region geography" table:formula="of:=+VLOOKUP([.BU$2];[Dicc.$B:.$E];4;)" table:style-name="ce8">
            <text:p>The number of Entire home/apt listings the host has in the current scrape, in the city/region geography</text:p>
          </table:table-cell>
          <table:table-cell office:value-type="string" office:string-value="The number of Private room listings the host has in the current scrape, in the city/region geography" table:formula="of:=+VLOOKUP([.BV$2];[Dicc.$B:.$E];4;)" table:style-name="ce8">
            <text:p>The number of Private room listings the host has in the current scrape, in the city/region geography</text:p>
          </table:table-cell>
          <table:table-cell office:value-type="string" office:string-value="The number of Shared room listings the host has in the current scrape, in the city/region geography" table:formula="of:=+VLOOKUP([.BW$2];[Dicc.$B:.$E];4;)" table:style-name="ce9">
            <text:p>The number of Shared room listings the host has in the current scrape, in the city/region geography</text:p>
          </table:table-cell>
          <table:table-cell office:value-type="string" office:string-value="The average number of reviews per month the listing has over the lifetime of the listing.&#10;Psuedocoe/~SQL:&#10;IF scrape_date - first_review &lt;= 30 THEN number_of_reviews&#10;ELSE number_of_reviews / ((scrape_date - first_review + 1) / (365/12))&#10;&#10;" table:formula="of:=+VLOOKUP([.BX$2];[Dicc.$B:.$E];4;)" table:style-name="ce8">
            <text:p>The average number of reviews per month the listing has over the lifetime of the listing.</text:p>
            <text:p>Psuedocoe/~SQL:</text:p>
            <text:p>IF scrape_date - first_review &lt;= 30 THEN number_of_reviews</text:p>
            <text:p>ELSE number_of_reviews / ((scrape_date - first_review + 1) / (365/12))</text:p>
            <text:p/>
            <text:p/>
          </table:table-cell>
          <table:table-cell table:number-columns-repeated="16308"/>
        </table:table-row>
        <table:table-row table:style-name="ro1">
          <table:table-cell/>
          <table:table-cell office:value-type="float" office:value="48154" table:style-name="ce10">
            <text:p>48154</text:p>
          </table:table-cell>
          <table:table-cell office:value-type="string" table:style-name="ce1">
            <text:p>https://www.airbnb.com/rooms/48154</text:p>
          </table:table-cell>
          <table:table-cell office:value-type="float" office:value="20240622134440" table:style-name="ce11">
            <text:p><text:s/>20.240.622.134.440<text:s/></text:p>
          </table:table-cell>
          <table:table-cell office:value-type="date" office:date-value="2024-06-22T00:00:00" table:style-name="ce12">
            <text:p>22/06/2024</text:p>
          </table:table-cell>
          <table:table-cell office:value-type="string" table:style-name="ce1">
            <text:p>city scrape</text:p>
          </table:table-cell>
          <table:table-cell office:value-type="string" table:style-name="ce1">
            <text:p>Precioso apartamento con wifi</text:p>
          </table:table-cell>
          <table:table-cell office:value-type="string" table:style-name="ce1">
            <text:p>Second floor on a farm from the late 19th century, very beautiful and completely renovated, preserving old elements such as wooden beams in the ceiling. It consists of two bedrooms, with an integrated kitchen and bathroom. Located on Calle Sagunto, a five-minute walk from the historic center (the Barrio del Carmen) and very well connected by buses and especially by the tram, which with a stop 100m from the portal, brings you closer to the beach in a journey of about 15 minutes, or to the airport</text:p>
          </table:table-cell>
          <table:table-cell office:value-type="string" table:style-name="ce1">
            <text:p>Very close neighborhood to the city's old town and with the tram 50m from the house, to get to the airport or the beach, very well connected and with several supermarkets nearby.</text:p>
          </table:table-cell>
          <table:table-cell office:value-type="string" table:style-name="ce1">
            <text:p>https://a0.muscache.com/pictures/1109085/9c0d4f47_original.jpg</text:p>
          </table:table-cell>
          <table:table-cell office:value-type="float" office:value="219476" table:style-name="ce1">
            <text:p>219476</text:p>
          </table:table-cell>
          <table:table-cell office:value-type="string" table:style-name="ce1">
            <text:p>https://www.airbnb.com/users/show/219476</text:p>
          </table:table-cell>
          <table:table-cell office:value-type="string" table:style-name="ce1">
            <text:p>Antonio</text:p>
          </table:table-cell>
          <table:table-cell office:value-type="date" office:date-value="2010-09-01T00:00:00" table:style-name="ce12">
            <text:p>01/09/2010</text:p>
          </table:table-cell>
          <table:table-cell office:value-type="string" table:style-name="ce1">
            <text:p>Spain</text:p>
          </table:table-cell>
          <table:table-cell office:value-type="string" table:style-name="ce1">
            <text:p>Un saludo a todos. Espero que os pongÃ¡is en contacto conmigo lo antes posible. Hasta entonces!</text:p>
          </table:table-cell>
          <table:table-cell office:value-type="string" table:style-name="ce1">
            <text:p>within a few hours</text:p>
          </table:table-cell>
          <table:table-cell office:value-type="percentage" office:value="1" table:style-name="ce13">
            <text:p>100%</text:p>
          </table:table-cell>
          <table:table-cell office:value-type="percentage" office:value="0.96" table:style-name="ce13">
            <text:p>96%</text:p>
          </table:table-cell>
          <table:table-cell office:value-type="string" table:style-name="ce1">
            <text:p>f</text:p>
          </table:table-cell>
          <table:table-cell office:value-type="string" table:style-name="ce1">
            <text:p>https://a0.muscache.com/im/users/219476/profile_pic/1313572689/original.jpg?aki_policy=profile_small</text:p>
          </table:table-cell>
          <table:table-cell office:value-type="string" table:style-name="ce1">
            <text:p>https://a0.muscache.com/im/users/219476/profile_pic/1313572689/original.jpg?aki_policy=profile_x_medium</text:p>
          </table:table-cell>
          <table:table-cell office:value-type="string" table:style-name="ce1">
            <text:p>La SaÃ¯dia</text:p>
          </table:table-cell>
          <table:table-cell office:value-type="float" office:value="4" table:style-name="ce1">
            <text:p>4</text:p>
          </table:table-cell>
          <table:table-cell office:value-type="float" office:value="4" table:style-name="ce1">
            <text:p>4</text:p>
          </table:table-cell>
          <table:table-cell office:value-type="string" table:style-name="ce1">
            <text:p>['email', 'phone']</text:p>
          </table:table-cell>
          <table:table-cell office:value-type="string" table:style-name="ce1">
            <text:p>t</text:p>
          </table:table-cell>
          <table:table-cell office:value-type="string" table:style-name="ce1">
            <text:p>t</text:p>
          </table:table-cell>
          <table:table-cell office:value-type="string" table:style-name="ce1">
            <text:p>Valencia, Spain</text:p>
          </table:table-cell>
          <table:table-cell office:value-type="string" table:style-name="ce1">
            <text:p>MORVEDRE</text:p>
          </table:table-cell>
          <table:table-cell office:value-type="string" table:style-name="ce1">
            <text:p>LA SAIDIA</text:p>
          </table:table-cell>
          <table:table-cell office:value-type="float" office:value="3948375" table:style-name="ce14">
            <text:p>3.948.375</text:p>
          </table:table-cell>
          <table:table-cell office:value-type="string" table:style-name="ce1">
            <text:p>-0.37502</text:p>
          </table:table-cell>
          <table:table-cell office:value-type="string" table:style-name="ce1">
            <text:p>Entire rental unit</text:p>
          </table:table-cell>
          <table:table-cell office:value-type="string" table:style-name="ce1">
            <text:p>Entire home/apt</text:p>
          </table:table-cell>
          <table:table-cell office:value-type="float" office:value="4" table:style-name="ce1">
            <text:p>4</text:p>
          </table:table-cell>
          <table:table-cell office:value-type="string" table:style-name="ce1">
            <text:p>1.0</text:p>
          </table:table-cell>
          <table:table-cell office:value-type="string" table:style-name="ce1">
            <text:p>1 bath</text:p>
          </table:table-cell>
          <table:table-cell office:value-type="float" office:value="2" table:style-name="ce1">
            <text:p>2</text:p>
          </table:table-cell>
          <table:table-cell office:value-type="float" office:value="2" table:style-name="ce1">
            <text:p>2</text:p>
          </table:table-cell>
          <table:table-cell office:value-type="string" table:style-name="ce1">
            <text:p>["Host greets you", "TV", "Microwave", "Free street parking", "Wifi", "Shampoo", "Washer", "Hair dryer", "Bed linens", "Refrigerator", "Hangers", "Essentials", "Coffee maker", "Iron", "Dishes and silverware", "Heating", "Hot water", "Cooking basics", "Air conditioning", "Kitchen", "Pack \u2019n play/Travel crib"]</text:p>
          </table:table-cell>
          <table:table-cell office:value-type="string" table:style-name="ce1">
            <text:p>$92.00</text:p>
          </table:table-cell>
          <table:table-cell office:value-type="float" office:value="3" table:style-name="ce1">
            <text:p>3</text:p>
          </table:table-cell>
          <table:table-cell office:value-type="float" office:value="25" table:style-name="ce1">
            <text:p>25</text:p>
          </table:table-cell>
          <table:table-cell office:value-type="float" office:value="3" table:style-name="ce1">
            <text:p>3</text:p>
          </table:table-cell>
          <table:table-cell office:value-type="float" office:value="5" table:style-name="ce1">
            <text:p>5</text:p>
          </table:table-cell>
          <table:table-cell office:value-type="float" office:value="22" table:style-name="ce1">
            <text:p>22</text:p>
          </table:table-cell>
          <table:table-cell office:value-type="float" office:value="25" table:style-name="ce1">
            <text:p>25</text:p>
          </table:table-cell>
          <table:table-cell office:value-type="string" table:style-name="ce1">
            <text:p>3.4</text:p>
          </table:table-cell>
          <table:table-cell office:value-type="string" table:style-name="ce1">
            <text:p>24.4</text:p>
          </table:table-cell>
          <table:table-cell table:style-name="ce1"/>
          <table:table-cell office:value-type="string" table:style-name="ce10">
            <text:p>t</text:p>
          </table:table-cell>
          <table:table-cell office:value-type="float" office:value="10" table:style-name="ce10">
            <text:p>10</text:p>
          </table:table-cell>
          <table:table-cell office:value-type="float" office:value="22" table:style-name="ce10">
            <text:p>22</text:p>
          </table:table-cell>
          <table:table-cell office:value-type="float" office:value="33" table:style-name="ce10">
            <text:p>33</text:p>
          </table:table-cell>
          <table:table-cell office:value-type="float" office:value="81" table:style-name="ce10">
            <text:p>81</text:p>
          </table:table-cell>
          <table:table-cell office:value-type="date" office:date-value="2024-06-22T00:00:00" table:style-name="ce15">
            <text:p>22/06/2024</text:p>
          </table:table-cell>
          <table:table-cell office:value-type="float" office:value="161" table:style-name="ce10">
            <text:p>161</text:p>
          </table:table-cell>
          <table:table-cell office:value-type="float" office:value="31" table:style-name="ce10">
            <text:p>31</text:p>
          </table:table-cell>
          <table:table-cell office:value-type="float" office:value="3" table:style-name="ce10">
            <text:p>3</text:p>
          </table:table-cell>
          <table:table-cell office:value-type="date" office:date-value="2010-10-12T00:00:00" table:style-name="ce12">
            <text:p>12/10/2010</text:p>
          </table:table-cell>
          <table:table-cell office:value-type="date" office:date-value="2024-06-12T00:00:00" table:style-name="ce12">
            <text:p>12/06/2024</text:p>
          </table:table-cell>
          <table:table-cell office:value-type="string" table:style-name="ce10">
            <text:p>4.6</text:p>
          </table:table-cell>
          <table:table-cell office:value-type="string" table:style-name="ce10">
            <text:p>4.69</text:p>
          </table:table-cell>
          <table:table-cell office:value-type="string" table:style-name="ce10">
            <text:p>4.62</text:p>
          </table:table-cell>
          <table:table-cell office:value-type="string" table:style-name="ce10">
            <text:p>4.84</text:p>
          </table:table-cell>
          <table:table-cell office:value-type="string" table:style-name="ce10">
            <text:p>4.78</text:p>
          </table:table-cell>
          <table:table-cell office:value-type="string" table:style-name="ce10">
            <text:p>4.49</text:p>
          </table:table-cell>
          <table:table-cell office:value-type="string" table:style-name="ce10">
            <text:p>4.52</text:p>
          </table:table-cell>
          <table:table-cell office:value-type="string" table:style-name="ce1">
            <text:p>VT-41540-V</text:p>
          </table:table-cell>
          <table:table-cell office:value-type="string" table:style-name="ce10">
            <text:p>f</text:p>
          </table:table-cell>
          <table:table-cell office:value-type="float" office:value="4" table:style-name="ce10">
            <text:p>4</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string" table:style-name="ce1">
            <text:p>0.97</text:p>
          </table:table-cell>
          <table:table-cell table:number-columns-repeated="16308"/>
        </table:table-row>
        <table:table-row table:style-name="ro1">
          <table:table-cell/>
          <table:table-cell office:value-type="float" office:value="136378" table:style-name="ce10">
            <text:p>136378</text:p>
          </table:table-cell>
          <table:table-cell office:value-type="string" table:style-name="ce1">
            <text:p>https://www.airbnb.com/rooms/136378</text:p>
          </table:table-cell>
          <table:table-cell office:value-type="float" office:value="20240622134440" table:style-name="ce11">
            <text:p><text:s/>20.240.622.134.440<text:s/></text:p>
          </table:table-cell>
          <table:table-cell office:value-type="date" office:date-value="2024-06-23T00:00:00" table:style-name="ce12">
            <text:p>23/06/2024</text:p>
          </table:table-cell>
          <table:table-cell office:value-type="string" table:style-name="ce1">
            <text:p>city scrape</text:p>
          </table:table-cell>
          <table:table-cell office:value-type="string" table:style-name="ce1">
            <text:p>Old City Charm with Modern Comfort</text:p>
          </table:table-cell>
          <table:table-cell table:number-columns-repeated="2" table:style-name="ce1"/>
          <table:table-cell office:value-type="string" table:style-name="ce1">
            <text:p>https://a0.muscache.com/pictures/pro_photo_tool/Hosting-136378-unapproved/original/22831521-cd18-4514-a64c-b2d61e9f00f3.JPEG</text:p>
          </table:table-cell>
          <table:table-cell office:value-type="float" office:value="591197" table:style-name="ce1">
            <text:p>591197</text:p>
          </table:table-cell>
          <table:table-cell office:value-type="string" table:style-name="ce1">
            <text:p>https://www.airbnb.com/users/show/591197</text:p>
          </table:table-cell>
          <table:table-cell office:value-type="string" table:style-name="ce1">
            <text:p>Elisa</text:p>
          </table:table-cell>
          <table:table-cell office:value-type="date" office:date-value="2011-05-15T00:00:00" table:style-name="ce12">
            <text:p>15/05/2011</text:p>
          </table:table-cell>
          <table:table-cell office:value-type="string" table:style-name="ce1">
            <text:p>Valencia, Spain</text:p>
          </table:table-cell>
          <table:table-cell office:value-type="string" table:style-name="ce1">
            <text:p>We are a group of three retired women from different countries in North America, Europe and Latin America. . We all retired in Valencia and two of us have an extra apartment to rent in the city of Valencia. We share the work and try to provide a great service at a very reasonable price.,<text:s/></text:p>
          </table:table-cell>
          <table:table-cell office:value-type="string" table:style-name="ce1">
            <text:p>a few days or more</text:p>
          </table:table-cell>
          <table:table-cell office:value-type="percentage" office:value="0" table:style-name="ce13">
            <text:p>0%</text:p>
          </table:table-cell>
          <table:table-cell office:value-type="percentage" office:value="0" table:style-name="ce13">
            <text:p>0%</text:p>
          </table:table-cell>
          <table:table-cell office:value-type="string" table:style-name="ce1">
            <text:p>f</text:p>
          </table:table-cell>
          <table:table-cell office:value-type="string" table:style-name="ce1">
            <text:p>https://a0.muscache.com/im/users/591197/profile_pic/1326210935/original.jpg?aki_policy=profile_small</text:p>
          </table:table-cell>
          <table:table-cell office:value-type="string" table:style-name="ce1">
            <text:p>https://a0.muscache.com/im/users/591197/profile_pic/1326210935/original.jpg?aki_policy=profile_x_medium</text:p>
          </table:table-cell>
          <table:table-cell office:value-type="string" table:style-name="ce1">
            <text:p>Camins al Grau</text:p>
          </table:table-cell>
          <table:table-cell office:value-type="float" office:value="2" table:style-name="ce1">
            <text:p>2</text:p>
          </table:table-cell>
          <table:table-cell office:value-type="float" office:value="3" table:style-name="ce1">
            <text:p>3</text:p>
          </table:table-cell>
          <table:table-cell office:value-type="string" table:style-name="ce1">
            <text:p>['phone']</text:p>
          </table:table-cell>
          <table:table-cell office:value-type="string" table:style-name="ce1">
            <text:p>t</text:p>
          </table:table-cell>
          <table:table-cell office:value-type="string" table:style-name="ce1">
            <text:p>t</text:p>
          </table:table-cell>
          <table:table-cell table:style-name="ce1"/>
          <table:table-cell office:value-type="string" table:style-name="ce1">
            <text:p>EL MERCAT</text:p>
          </table:table-cell>
          <table:table-cell office:value-type="string" table:style-name="ce1">
            <text:p>CIUTAT VELLA</text:p>
          </table:table-cell>
          <table:table-cell office:value-type="float" office:value="3947358" table:style-name="ce14">
            <text:p>3.947.358</text:p>
          </table:table-cell>
          <table:table-cell office:value-type="string" table:style-name="ce1">
            <text:p>-0.37815</text:p>
          </table:table-cell>
          <table:table-cell office:value-type="string" table:style-name="ce1">
            <text:p>Entire condo</text:p>
          </table:table-cell>
          <table:table-cell office:value-type="string" table:style-name="ce1">
            <text:p>Entire home/apt</text:p>
          </table:table-cell>
          <table:table-cell office:value-type="float" office:value="3" table:style-name="ce1">
            <text:p>3</text:p>
          </table:table-cell>
          <table:table-cell office:value-type="string" table:style-name="ce1">
            <text:p>1.0</text:p>
          </table:table-cell>
          <table:table-cell office:value-type="string" table:style-name="ce1">
            <text:p>1 bath</text:p>
          </table:table-cell>
          <table:table-cell office:value-type="float" office:value="1" table:style-name="ce1">
            <text:p>1</text:p>
          </table:table-cell>
          <table:table-cell office:value-type="float" office:value="2" table:style-name="ce1">
            <text:p>2</text:p>
          </table:table-cell>
          <table:table-cell office:value-type="string" table:style-name="ce1">
            <text:p>["Long term stays allowed", "TV", "Ethernet connection", "Microwave", "Wifi", "Shampoo", "Washer", "Hair dryer", "Bed linens", "Refrigerator", "Hangers", "Essentials", "Coffee maker", "Stove", "Dishes and silverware", "Heating", "Hot water", "Cooking basics", "Oven", "Air conditioning", "Extra pillows and blankets", "Kitchen", "Pocket wifi"]</text:p>
          </table:table-cell>
          <table:table-cell office:value-type="string" table:style-name="ce1">
            <text:p>$75.00</text:p>
          </table:table-cell>
          <table:table-cell office:value-type="float" office:value="28" table:style-name="ce1">
            <text:p>28</text:p>
          </table:table-cell>
          <table:table-cell office:value-type="float" office:value="28" table:style-name="ce1">
            <text:p>28</text:p>
          </table:table-cell>
          <table:table-cell office:value-type="float" office:value="28" table:style-name="ce1">
            <text:p>28</text:p>
          </table:table-cell>
          <table:table-cell office:value-type="float" office:value="28" table:style-name="ce1">
            <text:p>28</text:p>
          </table:table-cell>
          <table:table-cell office:value-type="float" office:value="28" table:style-name="ce1">
            <text:p>28</text:p>
          </table:table-cell>
          <table:table-cell office:value-type="float" office:value="28" table:style-name="ce1">
            <text:p>28</text:p>
          </table:table-cell>
          <table:table-cell office:value-type="string" table:style-name="ce1">
            <text:p>28.0</text:p>
          </table:table-cell>
          <table:table-cell office:value-type="string" table:style-name="ce1">
            <text:p>28.0</text:p>
          </table:table-cell>
          <table:table-cell table:style-name="ce1"/>
          <table:table-cell office:value-type="string" table:style-name="ce10">
            <text:p>t</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date" office:date-value="2024-06-23T00:00:00" table:style-name="ce15">
            <text:p>23/06/2024</text:p>
          </table:table-cell>
          <table:table-cell office:value-type="float" office:value="25" table:style-name="ce10">
            <text:p>25</text:p>
          </table:table-cell>
          <table:table-cell office:value-type="float" office:value="1" table:style-name="ce10">
            <text:p>1</text:p>
          </table:table-cell>
          <table:table-cell office:value-type="float" office:value="0" table:style-name="ce10">
            <text:p>0</text:p>
          </table:table-cell>
          <table:table-cell office:value-type="date" office:date-value="2011-11-02T00:00:00" table:style-name="ce12">
            <text:p>02/11/2011</text:p>
          </table:table-cell>
          <table:table-cell office:value-type="date" office:date-value="2023-06-30T00:00:00" table:style-name="ce12">
            <text:p>30/06/2023</text:p>
          </table:table-cell>
          <table:table-cell office:value-type="string" table:style-name="ce10">
            <text:p>4.46</text:p>
          </table:table-cell>
          <table:table-cell office:value-type="string" table:style-name="ce10">
            <text:p>4.36</text:p>
          </table:table-cell>
          <table:table-cell office:value-type="string" table:style-name="ce10">
            <text:p>4.2</text:p>
          </table:table-cell>
          <table:table-cell office:value-type="string" table:style-name="ce10">
            <text:p>4.64</text:p>
          </table:table-cell>
          <table:table-cell office:value-type="string" table:style-name="ce10">
            <text:p>4.8</text:p>
          </table:table-cell>
          <table:table-cell office:value-type="string" table:style-name="ce10">
            <text:p>4.84</text:p>
          </table:table-cell>
          <table:table-cell office:value-type="string" table:style-name="ce10">
            <text:p>4.56</text:p>
          </table:table-cell>
          <table:table-cell office:value-type="string" table:style-name="ce1">
            <text:p>VT-42161-V</text:p>
          </table:table-cell>
          <table:table-cell office:value-type="string" table:style-name="ce10">
            <text:p>f</text:p>
          </table:table-cell>
          <table:table-cell office:value-type="float" office:value="2" table:style-name="ce10">
            <text:p>2</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0.16</text:p>
          </table:table-cell>
          <table:table-cell table:number-columns-repeated="16308"/>
        </table:table-row>
        <table:table-row table:style-name="ro1">
          <table:table-cell/>
          <table:table-cell office:value-type="float" office:value="149715" table:style-name="ce10">
            <text:p>149715</text:p>
          </table:table-cell>
          <table:table-cell office:value-type="string" table:style-name="ce1">
            <text:p>https://www.airbnb.com/rooms/149715</text:p>
          </table:table-cell>
          <table:table-cell office:value-type="float" office:value="20240622134440" table:style-name="ce11">
            <text:p><text:s/>20.240.622.134.440<text:s/></text:p>
          </table:table-cell>
          <table:table-cell office:value-type="date" office:date-value="2024-06-23T00:00:00" table:style-name="ce12">
            <text:p>23/06/2024</text:p>
          </table:table-cell>
          <table:table-cell office:value-type="string" table:style-name="ce1">
            <text:p>city scrape</text:p>
          </table:table-cell>
          <table:table-cell office:value-type="string" table:style-name="ce1">
            <text:p>1900 Style Valencian Beach <text:s/>Home for 10px</text:p>
          </table:table-cell>
          <table:table-cell office:value-type="string" table:style-name="ce1">
            <text:p>Typical town house with 5 bedrooms and 3 and a half bathrooms. two kitchens and a large terrace on the roof. It is located in the historic neighborhood of CabaÃ±al, full of history and traditions. Surrounded by famous restaurants and one of the most important fresh markets in the city. It is located 5 minutes from the promenade and the Malvarrosa beach and the Marina of Valencia.&lt;br /&gt;&lt;br /&gt;TOURISM NUMBER VT36469</text:p>
          </table:table-cell>
          <table:table-cell office:value-type="string" table:style-name="ce1">
            <text:p>Surrounded by <text:s/>historic houses, <text:s/>authentic restaurants and tapa bars. <text:s/>Oldest restaurant in Valencia Casa MontaÃ±a is just around the corner. <text:s text:c="2"/>Buying the fresh food at one of the best Fresh Market in Spain (5min away). <text:s text:c="2"/>Feeling what Valencia was in 1900. <text:s/>Bike, sigtseening, <text:s/>watersports, dancing and music events.</text:p>
          </table:table-cell>
          <table:table-cell office:value-type="string" table:style-name="ce1">
            <text:p>https://a0.muscache.com/pictures/7507244a-87d8-4761-89c8-534deac84c99.jpg</text:p>
          </table:table-cell>
          <table:table-cell office:value-type="float" office:value="5947" table:style-name="ce1">
            <text:p>5947</text:p>
          </table:table-cell>
          <table:table-cell office:value-type="string" table:style-name="ce1">
            <text:p>https://www.airbnb.com/users/show/5947</text:p>
          </table:table-cell>
          <table:table-cell office:value-type="string" table:style-name="ce1">
            <text:p>Susana Barbara</text:p>
          </table:table-cell>
          <table:table-cell office:value-type="date" office:date-value="2009-01-03T00:00:00" table:style-name="ce12">
            <text:p>03/01/2009</text:p>
          </table:table-cell>
          <table:table-cell office:value-type="string" table:style-name="ce1">
            <text:p>Valencia, Spain</text:p>
          </table:table-cell>
          <table:table-cell office:value-type="string" table:style-name="ce1">
            <text:p>Iâ€™ve been traveling since I was 15. <text:s text:c="2"/>I moved out of Cuba when I was 9, and lived in Venezuela, US and SPAIN. <text:s text:c="2"/>Married in the US to a Spaniard, he has lived in Mexico, Italy and Switzerland. <text:s/>We love to discover new cultures. <text:s text:c="2"/>Grew up in Miami and have lived in Spain for over 40 yrs with great memories. My husband loves history and music. <text:s/>His hobby is reading and writing,. <text:s/>We are both retired teachers We speak English and Italian,.</text:p>
          </table:table-cell>
          <table:table-cell office:value-type="string" table:style-name="ce1">
            <text:p>within an hour</text:p>
          </table:table-cell>
          <table:table-cell office:value-type="percentage" office:value="1" table:style-name="ce13">
            <text:p>100%</text:p>
          </table:table-cell>
          <table:table-cell office:value-type="percentage" office:value="0.98" table:style-name="ce13">
            <text:p>98%</text:p>
          </table:table-cell>
          <table:table-cell office:value-type="string" table:style-name="ce1">
            <text:p>f</text:p>
          </table:table-cell>
          <table:table-cell office:value-type="string" table:style-name="ce1">
            <text:p>https://a0.muscache.com/im/pictures/user/User-5947/original/280a1226-1bdb-4a0d-8dca-449296a1ab34.jpeg?aki_policy=profile_small</text:p>
          </table:table-cell>
          <table:table-cell office:value-type="string" table:style-name="ce1">
            <text:p>https://a0.muscache.com/im/pictures/user/User-5947/original/280a1226-1bdb-4a0d-8dca-449296a1ab34.jpeg?aki_policy=profile_x_medium</text:p>
          </table:table-cell>
          <table:table-cell office:value-type="string" table:style-name="ce1">
            <text:p>Poblados MarÃ­timos</text:p>
          </table:table-cell>
          <table:table-cell office:value-type="float" office:value="1" table:style-name="ce1">
            <text:p>1</text:p>
          </table:table-cell>
          <table:table-cell office:value-type="float" office:value="1" table:style-name="ce1">
            <text:p>1</text:p>
          </table:table-cell>
          <table:table-cell office:value-type="string" table:style-name="ce1">
            <text:p>['phone']</text:p>
          </table:table-cell>
          <table:table-cell office:value-type="string" table:style-name="ce1">
            <text:p>t</text:p>
          </table:table-cell>
          <table:table-cell office:value-type="string" table:style-name="ce1">
            <text:p>t</text:p>
          </table:table-cell>
          <table:table-cell office:value-type="string" table:style-name="ce1">
            <text:p>Valencia, Valencian Community, Spain</text:p>
          </table:table-cell>
          <table:table-cell office:value-type="string" table:style-name="ce1">
            <text:p>CABANYAL-CANYAMELAR</text:p>
          </table:table-cell>
          <table:table-cell office:value-type="string" table:style-name="ce1">
            <text:p>POBLATS MARITIMS</text:p>
          </table:table-cell>
          <table:table-cell office:value-type="float" office:value="3946746" table:style-name="ce14">
            <text:p>3.946.746</text:p>
          </table:table-cell>
          <table:table-cell office:value-type="string" table:style-name="ce1">
            <text:p>-0.32813</text:p>
          </table:table-cell>
          <table:table-cell office:value-type="string" table:style-name="ce1">
            <text:p>Entire home</text:p>
          </table:table-cell>
          <table:table-cell office:value-type="string" table:style-name="ce1">
            <text:p>Entire home/apt</text:p>
          </table:table-cell>
          <table:table-cell office:value-type="float" office:value="10" table:style-name="ce1">
            <text:p>10</text:p>
          </table:table-cell>
          <table:table-cell office:value-type="string" table:style-name="ce1">
            <text:p>4.0</text:p>
          </table:table-cell>
          <table:table-cell office:value-type="string" table:style-name="ce1">
            <text:p>4 baths</text:p>
          </table:table-cell>
          <table:table-cell office:value-type="float" office:value="5" table:style-name="ce1">
            <text:p>5</text:p>
          </table:table-cell>
          <table:table-cell office:value-type="float" office:value="7" table:style-name="ce1">
            <text:p>7</text:p>
          </table:table-cell>
          <table:table-cell office:value-type="string" table:style-name="ce1">
            <text:p>["Room-darkening shades", "Long term stays allowed", "Coffee", "Outdoor dining area", "Outdoor shower", "Mini fridge", "Dishwasher", "Toaster", "Beach access \u2013 Beachfront", "Private patio or balcony", "Outdoor furniture", "Host greets you", "Clothing storage", "Baby bath", "Microwave", "Bidet", "Wifi", "Free street parking", "Shampoo", "Shower gel", "AC - split type ductless system", "Smoke alarm", "Hair dryer", "Body soap", "32 inch HDTV with Amazon Prime Video, Disney+, Netflix", "Books and reading material", "Hot water kettle", "Bed linens", "Refrigerator", "Ceiling fan", "Window guards", "Luggage dropoff allowed", "Cleaning available during stay", "Stainless steel gas stove", "Carbon monoxide alarm", "Hangers", "Arcade games", "Free washer \u2013 In unit", "Essentials", "Coffee maker", "Bathtub", "Waterfront", "Cleaning products", "First aid kit", "Private outdoor kitchen", "Free dryer \u2013 In unit", "Iron", "Beach essentials", "High chair", "Drying rack for clothing", "Dining table", "Conditioner", "Heating", "Hot water", "Dishes and silverware", "Freezer", "Dedicated workspace", "Cooking basics", "City skyline view", "Blender", "Fire extinguisher", "Oven", "Paid parking garage off premises", "Board games", "Private entrance", "Wine glasses", "Extra pillows and blankets", "Kitchen", "Pack \u2019n play/Travel crib"]</text:p>
          </table:table-cell>
          <table:table-cell office:value-type="string" table:style-name="ce1">
            <text:p>$269.00</text:p>
          </table:table-cell>
          <table:table-cell office:value-type="float" office:value="2" table:style-name="ce1">
            <text:p>2</text:p>
          </table:table-cell>
          <table:table-cell office:value-type="float" office:value="1125" table:style-name="ce16">
            <text:p><text:s/>1.125,0<text:s/></text:p>
          </table:table-cell>
          <table:table-cell office:value-type="float" office:value="2" table:style-name="ce16">
            <text:p><text:s/>2,0<text:s/></text:p>
          </table:table-cell>
          <table:table-cell office:value-type="float" office:value="3" table:style-name="ce16">
            <text:p><text:s/>3,0<text:s/></text:p>
          </table:table-cell>
          <table:table-cell office:value-type="float" office:value="1125" table:style-name="ce16">
            <text:p><text:s/>1.125,0<text:s/></text:p>
          </table:table-cell>
          <table:table-cell office:value-type="float" office:value="1125" table:style-name="ce16">
            <text:p><text:s/>1.125,0<text:s/></text:p>
          </table:table-cell>
          <table:table-cell office:value-type="string" table:style-name="ce16">
            <text:p>2.1</text:p>
          </table:table-cell>
          <table:table-cell office:value-type="string" table:style-name="ce16">
            <text:p>1125.0</text:p>
          </table:table-cell>
          <table:table-cell table:style-name="ce1"/>
          <table:table-cell office:value-type="string" table:style-name="ce10">
            <text:p>t</text:p>
          </table:table-cell>
          <table:table-cell office:value-type="float" office:value="9" table:style-name="ce10">
            <text:p>9</text:p>
          </table:table-cell>
          <table:table-cell office:value-type="float" office:value="10" table:style-name="ce10">
            <text:p>10</text:p>
          </table:table-cell>
          <table:table-cell office:value-type="float" office:value="22" table:style-name="ce10">
            <text:p>22</text:p>
          </table:table-cell>
          <table:table-cell office:value-type="float" office:value="260" table:style-name="ce10">
            <text:p>260</text:p>
          </table:table-cell>
          <table:table-cell office:value-type="date" office:date-value="2024-06-23T00:00:00" table:style-name="ce15">
            <text:p>23/06/2024</text:p>
          </table:table-cell>
          <table:table-cell office:value-type="float" office:value="259" table:style-name="ce10">
            <text:p>259</text:p>
          </table:table-cell>
          <table:table-cell office:value-type="float" office:value="38" table:style-name="ce10">
            <text:p>38</text:p>
          </table:table-cell>
          <table:table-cell office:value-type="float" office:value="3" table:style-name="ce10">
            <text:p>3</text:p>
          </table:table-cell>
          <table:table-cell office:value-type="date" office:date-value="2011-07-23T00:00:00" table:style-name="ce12">
            <text:p>23/07/2011</text:p>
          </table:table-cell>
          <table:table-cell office:value-type="date" office:date-value="2024-06-17T00:00:00" table:style-name="ce12">
            <text:p>17/06/2024</text:p>
          </table:table-cell>
          <table:table-cell office:value-type="string" table:style-name="ce10">
            <text:p>4.66</text:p>
          </table:table-cell>
          <table:table-cell office:value-type="string" table:style-name="ce10">
            <text:p>4.71</text:p>
          </table:table-cell>
          <table:table-cell office:value-type="string" table:style-name="ce10">
            <text:p>4.55</text:p>
          </table:table-cell>
          <table:table-cell office:value-type="string" table:style-name="ce10">
            <text:p>4.84</text:p>
          </table:table-cell>
          <table:table-cell office:value-type="string" table:style-name="ce10">
            <text:p>4.89</text:p>
          </table:table-cell>
          <table:table-cell office:value-type="string" table:style-name="ce10">
            <text:p>4.59</text:p>
          </table:table-cell>
          <table:table-cell office:value-type="string" table:style-name="ce10">
            <text:p>4.62</text:p>
          </table:table-cell>
          <table:table-cell office:value-type="string" table:style-name="ce1">
            <text:p>NÂº TURISMO VT36469V <text:s/>CATEGORIA: standard</text:p>
          </table:table-cell>
          <table:table-cell office:value-type="string" table:style-name="ce10">
            <text:p>f</text:p>
          </table:table-cell>
          <table:table-cell office:value-type="float" office:value="1" table:style-name="ce10">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1.65</text:p>
          </table:table-cell>
          <table:table-cell table:number-columns-repeated="16308"/>
        </table:table-row>
        <table:table-row table:number-rows-repeated="1048569" table:style-name="ro1">
          <table:table-cell table:number-columns-repeated="16384"/>
        </table:table-row>
      </table:table>
      <table:table table:name="Dicc" table:style-name="ta1">
        <table:table-column table:style-name="co15" table:default-cell-style-name="ce1"/>
        <table:table-column table:style-name="co27" table:default-cell-style-name="ce1"/>
        <table:table-column table:style-name="co28" table:default-cell-style-name="ce21"/>
        <table:table-column table:style-name="co29" table:default-cell-style-name="ce10"/>
        <table:table-column table:style-name="co30" table:default-cell-style-name="ce1"/>
        <table:table-column table:style-name="co1" table:number-columns-repeated="16379" table:default-cell-style-name="ce1"/>
        <table:table-row table:style-name="ro5">
          <table:table-cell office:value-type="string" table:style-name="ce17">
            <text:p>Mantener(X) /Eliminar</text:p>
          </table:table-cell>
          <table:table-cell office:value-type="string" table:style-name="ce18">
            <text:p>Field</text:p>
          </table:table-cell>
          <table:table-cell office:value-type="string" table:style-name="ce18">
            <text:p>Type</text:p>
          </table:table-cell>
          <table:table-cell office:value-type="string" table:style-name="ce18">
            <text:p>Calculated</text:p>
          </table:table-cell>
          <table:table-cell office:value-type="string" table:style-name="ce18">
            <text:p>Description</text:p>
          </table:table-cell>
          <table:table-cell office:value-type="string" table:style-name="ce19">
            <text:p>Reference</text:p>
          </table:table-cell>
          <table:table-cell table:number-columns-repeated="16378"/>
        </table:table-row>
        <table:table-row table:style-name="ro1">
          <table:table-cell office:value-type="string" table:style-name="ce10">
            <text:p>X</text:p>
          </table:table-cell>
          <table:table-cell office:value-type="string" table:style-name="ce20">
            <text:p>id</text:p>
          </table:table-cell>
          <table:table-cell office:value-type="string" table:style-name="ce21">
            <text:p>integer</text:p>
          </table:table-cell>
          <table:table-cell table:style-name="ce10"/>
          <table:table-cell office:value-type="string" table:style-name="ce1">
            <text:p>Airbnb's unique identifier for the listing</text:p>
          </table:table-cell>
          <table:table-cell table:number-columns-repeated="16379" table:style-name="ce1"/>
        </table:table-row>
        <table:table-row table:style-name="ro1">
          <table:table-cell table:style-name="ce1"/>
          <table:table-cell office:value-type="string" table:style-name="ce20">
            <text:p>listing_url</text:p>
          </table:table-cell>
          <table:table-cell office:value-type="string" table:style-name="ce21">
            <text:p>text</text:p>
          </table:table-cell>
          <table:table-cell office:value-type="string" table:style-name="ce10">
            <text:p>y</text:p>
          </table:table-cell>
          <table:table-cell table:number-columns-repeated="16380" table:style-name="ce1"/>
        </table:table-row>
        <table:table-row table:style-name="ro1">
          <table:table-cell table:style-name="ce1"/>
          <table:table-cell office:value-type="string" table:style-name="ce20">
            <text:p>scrape_id</text:p>
          </table:table-cell>
          <table:table-cell office:value-type="string" table:style-name="ce21">
            <text:p>bigint</text:p>
          </table:table-cell>
          <table:table-cell office:value-type="string" table:style-name="ce10">
            <text:p>y</text:p>
          </table:table-cell>
          <table:table-cell office:value-type="string" table:style-name="ce1">
            <text:p>Inside Airbnb "Scrape" this was part of</text:p>
          </table:table-cell>
          <table:table-cell table:number-columns-repeated="16379" table:style-name="ce1"/>
        </table:table-row>
        <table:table-row table:style-name="ro1">
          <table:table-cell table:style-name="ce10"/>
          <table:table-cell office:value-type="string" table:style-name="ce20">
            <text:p>last_scraped</text:p>
          </table:table-cell>
          <table:table-cell office:value-type="string" table:style-name="ce21">
            <text:p>datetime</text:p>
          </table:table-cell>
          <table:table-cell office:value-type="string" table:style-name="ce10">
            <text:p>y</text:p>
          </table:table-cell>
          <table:table-cell office:value-type="string" table:style-name="ce1">
            <text:p>UTC. The date and time this listing was "scraped".</text:p>
          </table:table-cell>
          <table:table-cell table:number-columns-repeated="16379" table:style-name="ce1"/>
        </table:table-row>
        <table:table-row table:style-name="ro1">
          <table:table-cell table:style-name="ce1"/>
          <table:table-cell office:value-type="string" table:style-name="ce20">
            <text:p>source</text:p>
          </table:table-cell>
          <table:table-cell office:value-type="string" table:style-name="ce21">
            <text:p>text</text:p>
          </table:table-cell>
          <table:table-cell table:style-name="ce10"/>
          <table:table-cell office:value-type="string" table:style-name="ce1">
            <text:p>One of "neighbourhood search" or "previous scrape". "neighbourhood search" means that the listing was found by searching the city, while "previous scrape" means that the listing was seen in another scrape performed in the last 65 days, and the listing was confirmed to be still available on the Airbnb site.</text:p>
          </table:table-cell>
          <table:table-cell table:number-columns-repeated="16379" table:style-name="ce1"/>
        </table:table-row>
        <table:table-row table:style-name="ro1">
          <table:table-cell table:style-name="ce1"/>
          <table:table-cell office:value-type="string" table:style-name="ce20">
            <text:p>name</text:p>
          </table:table-cell>
          <table:table-cell office:value-type="string" table:style-name="ce21">
            <text:p>text</text:p>
          </table:table-cell>
          <table:table-cell table:style-name="ce10"/>
          <table:table-cell office:value-type="string" table:style-name="ce1">
            <text:p>Name of the listing</text:p>
          </table:table-cell>
          <table:table-cell table:number-columns-repeated="16379" table:style-name="ce1"/>
        </table:table-row>
        <table:table-row table:style-name="ro1">
          <table:table-cell table:style-name="ce1"/>
          <table:table-cell office:value-type="string" table:style-name="ce20">
            <text:p>description</text:p>
          </table:table-cell>
          <table:table-cell office:value-type="string" table:style-name="ce21">
            <text:p>text</text:p>
          </table:table-cell>
          <table:table-cell table:style-name="ce10"/>
          <table:table-cell office:value-type="string" table:style-name="ce1">
            <text:p>Detailed description of the listing</text:p>
          </table:table-cell>
          <table:table-cell table:number-columns-repeated="16379" table:style-name="ce1"/>
        </table:table-row>
        <table:table-row table:style-name="ro1">
          <table:table-cell table:style-name="ce1"/>
          <table:table-cell office:value-type="string" table:style-name="ce20">
            <text:p>neighborhood_overview</text:p>
          </table:table-cell>
          <table:table-cell office:value-type="string" table:style-name="ce21">
            <text:p>text</text:p>
          </table:table-cell>
          <table:table-cell table:style-name="ce10"/>
          <table:table-cell office:value-type="string" table:style-name="ce1">
            <text:p>Host's description of the neighbourhood</text:p>
          </table:table-cell>
          <table:table-cell table:number-columns-repeated="16379" table:style-name="ce1"/>
        </table:table-row>
        <table:table-row table:style-name="ro1">
          <table:table-cell table:style-name="ce1"/>
          <table:table-cell office:value-type="string" table:style-name="ce20">
            <text:p>picture_url</text:p>
          </table:table-cell>
          <table:table-cell office:value-type="string" table:style-name="ce21">
            <text:p>text</text:p>
          </table:table-cell>
          <table:table-cell table:style-name="ce10"/>
          <table:table-cell office:value-type="string" table:style-name="ce1">
            <text:p>URL to the Airbnb hosted regular sized image for the listing</text:p>
          </table:table-cell>
          <table:table-cell table:number-columns-repeated="16379" table:style-name="ce1"/>
        </table:table-row>
        <table:table-row table:style-name="ro1">
          <table:table-cell table:style-name="ce1"/>
          <table:table-cell office:value-type="string" table:style-name="ce20">
            <text:p>host_id</text:p>
          </table:table-cell>
          <table:table-cell office:value-type="string" table:style-name="ce21">
            <text:p>integer</text:p>
          </table:table-cell>
          <table:table-cell table:style-name="ce10"/>
          <table:table-cell office:value-type="string" table:style-name="ce1">
            <text:p>Airbnb's unique identifier for the host/user</text:p>
          </table:table-cell>
          <table:table-cell table:number-columns-repeated="16379" table:style-name="ce1"/>
        </table:table-row>
        <table:table-row table:style-name="ro1">
          <table:table-cell table:style-name="ce1"/>
          <table:table-cell office:value-type="string" table:style-name="ce20">
            <text:p>host_url</text:p>
          </table:table-cell>
          <table:table-cell office:value-type="string" table:style-name="ce21">
            <text:p>text</text:p>
          </table:table-cell>
          <table:table-cell office:value-type="string" table:style-name="ce10">
            <text:p>y</text:p>
          </table:table-cell>
          <table:table-cell office:value-type="string" table:style-name="ce1">
            <text:p>The Airbnb page for the host</text:p>
          </table:table-cell>
          <table:table-cell table:number-columns-repeated="16379" table:style-name="ce1"/>
        </table:table-row>
        <table:table-row table:style-name="ro1">
          <table:table-cell table:style-name="ce1"/>
          <table:table-cell office:value-type="string" table:style-name="ce20">
            <text:p>host_name</text:p>
          </table:table-cell>
          <table:table-cell office:value-type="string" table:style-name="ce21">
            <text:p>text</text:p>
          </table:table-cell>
          <table:table-cell table:style-name="ce10"/>
          <table:table-cell office:value-type="string" table:style-name="ce1">
            <text:p>Name of the host. Usually just the first name(s).</text:p>
          </table:table-cell>
          <table:table-cell table:number-columns-repeated="16379" table:style-name="ce1"/>
        </table:table-row>
        <table:table-row table:style-name="ro1">
          <table:table-cell table:style-name="ce1"/>
          <table:table-cell office:value-type="string" table:style-name="ce20">
            <text:p>host_since</text:p>
          </table:table-cell>
          <table:table-cell office:value-type="string" table:style-name="ce21">
            <text:p>date</text:p>
          </table:table-cell>
          <table:table-cell table:style-name="ce10"/>
          <table:table-cell office:value-type="string" table:style-name="ce1">
            <text:p>The date the host/user was created. For hosts that are Airbnb guests this could be the date they registered as a guest.</text:p>
          </table:table-cell>
          <table:table-cell table:number-columns-repeated="16379" table:style-name="ce1"/>
        </table:table-row>
        <table:table-row table:style-name="ro1">
          <table:table-cell table:style-name="ce1"/>
          <table:table-cell office:value-type="string" table:style-name="ce20">
            <text:p>host_location</text:p>
          </table:table-cell>
          <table:table-cell office:value-type="string" table:style-name="ce21">
            <text:p>text</text:p>
          </table:table-cell>
          <table:table-cell table:style-name="ce10"/>
          <table:table-cell office:value-type="string" table:style-name="ce1">
            <text:p>The host's self reported location</text:p>
          </table:table-cell>
          <table:table-cell table:number-columns-repeated="16379" table:style-name="ce1"/>
        </table:table-row>
        <table:table-row table:style-name="ro1">
          <table:table-cell table:style-name="ce1"/>
          <table:table-cell office:value-type="string" table:style-name="ce20">
            <text:p>host_about</text:p>
          </table:table-cell>
          <table:table-cell office:value-type="string" table:style-name="ce21">
            <text:p>text</text:p>
          </table:table-cell>
          <table:table-cell table:style-name="ce10"/>
          <table:table-cell office:value-type="string" table:style-name="ce1">
            <text:p>Description about the host</text:p>
          </table:table-cell>
          <table:table-cell table:number-columns-repeated="16379" table:style-name="ce1"/>
        </table:table-row>
        <table:table-row table:style-name="ro1">
          <table:table-cell/>
          <table:table-cell office:value-type="string" table:style-name="ce20">
            <text:p>host_response_time</text:p>
          </table:table-cell>
          <table:table-cell table:style-name="ce21"/>
          <table:table-cell table:style-name="ce10"/>
          <table:table-cell table:number-columns-repeated="16380" table:style-name="ce1"/>
        </table:table-row>
        <table:table-row table:style-name="ro1">
          <table:table-cell/>
          <table:table-cell office:value-type="string" table:style-name="ce20">
            <text:p>host_response_rate</text:p>
          </table:table-cell>
          <table:table-cell table:style-name="ce21"/>
          <table:table-cell table:style-name="ce10"/>
          <table:table-cell table:number-columns-repeated="16380" table:style-name="ce1"/>
        </table:table-row>
        <table:table-row table:style-name="ro1">
          <table:table-cell/>
          <table:table-cell office:value-type="string" table:style-name="ce20">
            <text:p>host_acceptance_rate</text:p>
          </table:table-cell>
          <table:table-cell table:style-name="ce21"/>
          <table:table-cell table:style-name="ce10"/>
          <table:table-cell office:value-type="string" table:style-name="ce1">
            <text:p>That rate at which a host accepts booking requests.</text:p>
          </table:table-cell>
          <table:table-cell table:number-columns-repeated="16379"/>
        </table:table-row>
        <table:table-row table:style-name="ro1">
          <table:table-cell/>
          <table:table-cell office:value-type="string" table:style-name="ce20">
            <text:p>host_is_superhost</text:p>
          </table:table-cell>
          <table:table-cell office:value-type="string" table:style-name="ce21">
            <text:p>boolean [t=true; f=false]</text:p>
          </table:table-cell>
          <table:table-cell table:style-name="ce10"/>
          <table:table-cell table:number-columns-repeated="16380" table:style-name="ce1"/>
        </table:table-row>
        <table:table-row table:style-name="ro1">
          <table:table-cell/>
          <table:table-cell office:value-type="string" table:style-name="ce20">
            <text:p>host_thumbnail_url</text:p>
          </table:table-cell>
          <table:table-cell office:value-type="string" table:style-name="ce21">
            <text:p>text</text:p>
          </table:table-cell>
          <table:table-cell table:style-name="ce10"/>
          <table:table-cell table:number-columns-repeated="16380" table:style-name="ce1"/>
        </table:table-row>
        <table:table-row table:style-name="ro1">
          <table:table-cell/>
          <table:table-cell office:value-type="string" table:style-name="ce20">
            <text:p>host_picture_url</text:p>
          </table:table-cell>
          <table:table-cell office:value-type="string" table:style-name="ce21">
            <text:p>text</text:p>
          </table:table-cell>
          <table:table-cell table:style-name="ce10"/>
          <table:table-cell table:number-columns-repeated="16380" table:style-name="ce1"/>
        </table:table-row>
        <table:table-row table:style-name="ro1">
          <table:table-cell/>
          <table:table-cell office:value-type="string" table:style-name="ce20">
            <text:p>host_neighbourhood</text:p>
          </table:table-cell>
          <table:table-cell office:value-type="string" table:style-name="ce21">
            <text:p>text</text:p>
          </table:table-cell>
          <table:table-cell table:style-name="ce10"/>
          <table:table-cell table:number-columns-repeated="16380" table:style-name="ce1"/>
        </table:table-row>
        <table:table-row table:style-name="ro1">
          <table:table-cell/>
          <table:table-cell office:value-type="string" table:style-name="ce20">
            <text:p>host_listings_count</text:p>
          </table:table-cell>
          <table:table-cell office:value-type="string" table:style-name="ce21">
            <text:p>text</text:p>
          </table:table-cell>
          <table:table-cell table:style-name="ce10"/>
          <table:table-cell office:value-type="string" table:style-name="ce1">
            <text:p>The number of listings the host has (per Airbnb unknown calculations)</text:p>
          </table:table-cell>
          <table:table-cell table:number-columns-repeated="16379"/>
        </table:table-row>
        <table:table-row table:style-name="ro1">
          <table:table-cell/>
          <table:table-cell office:value-type="string" table:style-name="ce20">
            <text:p>host_total_listings_count</text:p>
          </table:table-cell>
          <table:table-cell office:value-type="string" table:style-name="ce21">
            <text:p>text</text:p>
          </table:table-cell>
          <table:table-cell table:style-name="ce10"/>
          <table:table-cell office:value-type="string" table:style-name="ce1">
            <text:p>The number of listings the host has (per Airbnb unknown calculations). Incluye las propiedades que se han dado de baja o están inactivas.</text:p>
          </table:table-cell>
          <table:table-cell table:number-columns-repeated="16379"/>
        </table:table-row>
        <table:table-row table:style-name="ro1">
          <table:table-cell/>
          <table:table-cell office:value-type="string" table:style-name="ce20">
            <text:p>host_verifications</text:p>
          </table:table-cell>
          <table:table-cell table:style-name="ce21"/>
          <table:table-cell table:style-name="ce10"/>
          <table:table-cell table:number-columns-repeated="16380" table:style-name="ce1"/>
        </table:table-row>
        <table:table-row table:style-name="ro1">
          <table:table-cell/>
          <table:table-cell office:value-type="string" table:style-name="ce20">
            <text:p>host_has_profile_pic</text:p>
          </table:table-cell>
          <table:table-cell office:value-type="string" table:style-name="ce21">
            <text:p>boolean [t=true; f=false]</text:p>
          </table:table-cell>
          <table:table-cell table:style-name="ce10"/>
          <table:table-cell table:number-columns-repeated="16380" table:style-name="ce1"/>
        </table:table-row>
        <table:table-row table:style-name="ro1">
          <table:table-cell/>
          <table:table-cell office:value-type="string" table:style-name="ce20">
            <text:p>host_identity_verified</text:p>
          </table:table-cell>
          <table:table-cell office:value-type="string" table:style-name="ce21">
            <text:p>boolean [t=true; f=false]</text:p>
          </table:table-cell>
          <table:table-cell table:style-name="ce10"/>
          <table:table-cell table:number-columns-repeated="16380" table:style-name="ce1"/>
        </table:table-row>
        <table:table-row table:style-name="ro1">
          <table:table-cell/>
          <table:table-cell office:value-type="string" table:style-name="ce20">
            <text:p>neighbourhood</text:p>
          </table:table-cell>
          <table:table-cell office:value-type="string" table:style-name="ce21">
            <text:p>text</text:p>
          </table:table-cell>
          <table:table-cell table:style-name="ce10"/>
          <table:table-cell table:number-columns-repeated="16380" table:style-name="ce1"/>
        </table:table-row>
        <table:table-row table:style-name="ro1">
          <table:table-cell/>
          <table:table-cell office:value-type="string" table:style-name="ce20">
            <text:p>neighbourhood_cleansed</text:p>
          </table:table-cell>
          <table:table-cell office:value-type="string" table:style-name="ce21">
            <text:p>text</text:p>
          </table:table-cell>
          <table:table-cell office:value-type="string" table:style-name="ce10">
            <text:p>y</text:p>
          </table:table-cell>
          <table:table-cell office:value-type="string" table:style-name="ce1">
            <text:p>The neighbourhood as geocoded using the latitude and longitude against neighborhoods as defined by open or public digital shapefiles.</text:p>
          </table:table-cell>
          <table:table-cell table:number-columns-repeated="16379"/>
        </table:table-row>
        <table:table-row table:style-name="ro1">
          <table:table-cell/>
          <table:table-cell office:value-type="string" table:style-name="ce20">
            <text:p>neighbourhood_group_cleansed</text:p>
          </table:table-cell>
          <table:table-cell office:value-type="string" table:style-name="ce21">
            <text:p>text</text:p>
          </table:table-cell>
          <table:table-cell office:value-type="string" table:style-name="ce10">
            <text:p>y</text:p>
          </table:table-cell>
          <table:table-cell office:value-type="string" table:style-name="ce1">
            <text:p>The neighbourhood group as geocoded using the latitude and longitude against neighborhoods as defined by open or public digital shapefiles.</text:p>
          </table:table-cell>
          <table:table-cell table:number-columns-repeated="16379"/>
        </table:table-row>
        <table:table-row table:style-name="ro1">
          <table:table-cell/>
          <table:table-cell office:value-type="string" table:style-name="ce20">
            <text:p>latitude</text:p>
          </table:table-cell>
          <table:table-cell office:value-type="string" table:style-name="ce21">
            <text:p>numeric</text:p>
          </table:table-cell>
          <table:table-cell table:style-name="ce10"/>
          <table:table-cell office:value-type="string" table:style-name="ce1">
            <text:p>Uses the World Geodetic System (WGS84) projection for latitude and longitude.</text:p>
          </table:table-cell>
          <table:table-cell table:number-columns-repeated="16379"/>
        </table:table-row>
        <table:table-row table:style-name="ro1">
          <table:table-cell/>
          <table:table-cell office:value-type="string" table:style-name="ce20">
            <text:p>longitude</text:p>
          </table:table-cell>
          <table:table-cell office:value-type="string" table:style-name="ce21">
            <text:p>numeric</text:p>
          </table:table-cell>
          <table:table-cell table:style-name="ce10"/>
          <table:table-cell office:value-type="string" table:style-name="ce1">
            <text:p>Uses the World Geodetic System (WGS84) projection for latitude and longitude.</text:p>
          </table:table-cell>
          <table:table-cell table:number-columns-repeated="16379"/>
        </table:table-row>
        <table:table-row table:style-name="ro6">
          <table:table-cell/>
          <table:table-cell office:value-type="string" table:style-name="ce20">
            <text:p>property_type</text:p>
          </table:table-cell>
          <table:table-cell office:value-type="string" table:style-name="ce21">
            <text:p>text</text:p>
          </table:table-cell>
          <table:table-cell table:style-name="ce10"/>
          <table:table-cell office:value-type="string" table:style-name="ce1">
            <text:p>Self selected property type. Hotels and Bed and Breakfasts are described as such by their hosts in this field</text:p>
          </table:table-cell>
          <table:table-cell table:number-columns-repeated="16379"/>
        </table:table-row>
        <table:table-row table:style-name="ro6">
          <table:table-cell/>
          <table:table-cell office:value-type="string" table:style-name="ce20">
            <text:p>room_type</text:p>
          </table:table-cell>
          <table:table-cell office:value-type="string" table:style-name="ce21">
            <text:p>text</text:p>
          </table:table-cell>
          <table:table-cell table:style-name="ce10"/>
          <table:table-cell office:value-type="string" table:style-name="ce22">
            <text:p>[Entire home/apt|Private room|Shared room|Hotel]</text:p>
            <text:p/>
            <text:p>All homes are grouped into the following three room types:</text:p>
            <text:p/>
            <text:p>Entire place</text:p>
            <text:p>Private room</text:p>
            <text:p>Shared room</text:p>
            <text:p>Entire place</text:p>
            <text:p>Entire places are best if you're seeking a home away from home. With an entire place, you'll have the whole space to yourself. This usually includes a bedroom, a bathroom, a kitchen, and a separate, dedicated entrance. Hosts should note in the description if they'll be on the property or not (ex: "Host occupies first floor of the home"), and provide further details on the listing.</text:p>
            <text:p/>
            <text:p>Private rooms</text:p>
            <text:p>Private rooms are great for when you prefer a little privacy, and still value a local connection. When you book a private room, you'll have your own private room for sleeping and may share some spaces with others. You might need to walk through indoor spaces that another host or guest may occupy to get to your room.</text:p>
            <text:p/>
            <text:p>Shared rooms</text:p>
            <text:p>Shared rooms are for when you don't mind sharing a space with others. When you book a shared room, you'll be sleeping in a space that is shared with others and share the entire space with other people. Shared rooms are popular among flexible travelers looking for new friends and budget-friendly stays.</text:p>
          </table:table-cell>
          <table:table-cell table:number-columns-repeated="16379"/>
        </table:table-row>
        <table:table-row table:style-name="ro6">
          <table:table-cell/>
          <table:table-cell office:value-type="string" table:style-name="ce20">
            <text:p>accommodates</text:p>
          </table:table-cell>
          <table:table-cell office:value-type="string" table:style-name="ce21">
            <text:p>integer</text:p>
          </table:table-cell>
          <table:table-cell table:style-name="ce10"/>
          <table:table-cell office:value-type="string" table:style-name="ce1">
            <text:p>The maximum capacity of the listing</text:p>
          </table:table-cell>
          <table:table-cell table:number-columns-repeated="16379"/>
        </table:table-row>
        <table:table-row table:style-name="ro6">
          <table:table-cell/>
          <table:table-cell office:value-type="string" table:style-name="ce20">
            <text:p>bathrooms</text:p>
          </table:table-cell>
          <table:table-cell office:value-type="string" table:style-name="ce21">
            <text:p>numeric</text:p>
          </table:table-cell>
          <table:table-cell table:style-name="ce10"/>
          <table:table-cell office:value-type="string" table:style-name="ce1">
            <text:p>The number of bathrooms in the listing</text:p>
          </table:table-cell>
          <table:table-cell table:number-columns-repeated="16379"/>
        </table:table-row>
        <table:table-row table:style-name="ro7">
          <table:table-cell/>
          <table:table-cell office:value-type="string" table:style-name="ce20">
            <text:p>bathrooms_text</text:p>
          </table:table-cell>
          <table:table-cell office:value-type="string" table:style-name="ce21">
            <text:p>string</text:p>
          </table:table-cell>
          <table:table-cell table:style-name="ce10"/>
          <table:table-cell office:value-type="string" table:style-name="ce22">
            <text:p>The number of bathrooms in the listing.<text:s/></text:p>
            <text:p>On the Airbnb web-site, the bathrooms field has evolved from a number to a textual description. For older scrapes, bathrooms is used.</text:p>
          </table:table-cell>
          <table:table-cell table:number-columns-repeated="16379"/>
        </table:table-row>
        <table:table-row table:style-name="ro1">
          <table:table-cell/>
          <table:table-cell office:value-type="string" table:style-name="ce20">
            <text:p>bedrooms</text:p>
          </table:table-cell>
          <table:table-cell office:value-type="string" table:style-name="ce21">
            <text:p>integer</text:p>
          </table:table-cell>
          <table:table-cell table:style-name="ce10"/>
          <table:table-cell office:value-type="string" table:style-name="ce1">
            <text:p>The number of bedrooms</text:p>
          </table:table-cell>
          <table:table-cell table:number-columns-repeated="16379"/>
        </table:table-row>
        <table:table-row table:style-name="ro1">
          <table:table-cell/>
          <table:table-cell office:value-type="string" table:style-name="ce20">
            <text:p>beds</text:p>
          </table:table-cell>
          <table:table-cell office:value-type="string" table:style-name="ce21">
            <text:p>integer</text:p>
          </table:table-cell>
          <table:table-cell table:style-name="ce10"/>
          <table:table-cell office:value-type="string" table:style-name="ce1">
            <text:p>The number of bed(s)</text:p>
          </table:table-cell>
          <table:table-cell table:number-columns-repeated="16379"/>
        </table:table-row>
        <table:table-row table:style-name="ro1">
          <table:table-cell/>
          <table:table-cell office:value-type="string" table:style-name="ce20">
            <text:p>amenities</text:p>
          </table:table-cell>
          <table:table-cell office:value-type="string" table:style-name="ce21">
            <text:p>json</text:p>
          </table:table-cell>
          <table:table-cell table:style-name="ce10"/>
          <table:table-cell table:number-columns-repeated="16380" table:style-name="ce1"/>
        </table:table-row>
        <table:table-row table:style-name="ro7">
          <table:table-cell/>
          <table:table-cell office:value-type="string" table:style-name="ce20">
            <text:p>price</text:p>
          </table:table-cell>
          <table:table-cell office:value-type="string" table:style-name="ce21">
            <text:p>currency</text:p>
          </table:table-cell>
          <table:table-cell table:style-name="ce10"/>
          <table:table-cell office:value-type="string" table:style-name="ce22">
            <text:p>daily price in local currency.</text:p>
            <text:p>NOTE: the $ sign is a technical artifact of the export, please ignore it</text:p>
          </table:table-cell>
          <table:table-cell table:number-columns-repeated="16379"/>
        </table:table-row>
        <table:table-row table:style-name="ro1">
          <table:table-cell/>
          <table:table-cell office:value-type="string" table:style-name="ce20">
            <text:p>minimum_nights</text:p>
          </table:table-cell>
          <table:table-cell office:value-type="string" table:style-name="ce21">
            <text:p>integer</text:p>
          </table:table-cell>
          <table:table-cell table:style-name="ce10"/>
          <table:table-cell office:value-type="string" table:style-name="ce1">
            <text:p>minimum number of night stay for the listing (calendar rules may be different)</text:p>
          </table:table-cell>
          <table:table-cell table:number-columns-repeated="16379"/>
        </table:table-row>
        <table:table-row table:style-name="ro1">
          <table:table-cell/>
          <table:table-cell office:value-type="string" table:style-name="ce20">
            <text:p>maximum_nights</text:p>
          </table:table-cell>
          <table:table-cell office:value-type="string" table:style-name="ce21">
            <text:p>integer</text:p>
          </table:table-cell>
          <table:table-cell table:style-name="ce10"/>
          <table:table-cell office:value-type="string" table:style-name="ce1">
            <text:p>maximum number of night stay for the listing (calendar rules may be different)</text:p>
          </table:table-cell>
          <table:table-cell table:number-columns-repeated="16379"/>
        </table:table-row>
        <table:table-row table:style-name="ro1">
          <table:table-cell/>
          <table:table-cell office:value-type="string" table:style-name="ce20">
            <text:p>minimum_minimum_nights</text:p>
          </table:table-cell>
          <table:table-cell office:value-type="string" table:style-name="ce21">
            <text:p>integer</text:p>
          </table:table-cell>
          <table:table-cell office:value-type="string" table:style-name="ce10">
            <text:p>y</text:p>
          </table:table-cell>
          <table:table-cell office:value-type="string" table:style-name="ce1">
            <text:p>the smallest minimum_night value from the calender (looking 365 nights in the future)</text:p>
          </table:table-cell>
          <table:table-cell table:number-columns-repeated="16379"/>
        </table:table-row>
        <table:table-row table:style-name="ro1">
          <table:table-cell/>
          <table:table-cell office:value-type="string" table:style-name="ce20">
            <text:p>maximum_minimum_nights</text:p>
          </table:table-cell>
          <table:table-cell office:value-type="string" table:style-name="ce21">
            <text:p>integer</text:p>
          </table:table-cell>
          <table:table-cell office:value-type="string" table:style-name="ce10">
            <text:p>y</text:p>
          </table:table-cell>
          <table:table-cell office:value-type="string" table:style-name="ce1">
            <text:p>the largest minimum_night value from the calender (looking 365 nights in the future)</text:p>
          </table:table-cell>
          <table:table-cell table:number-columns-repeated="16379"/>
        </table:table-row>
        <table:table-row table:style-name="ro1">
          <table:table-cell/>
          <table:table-cell office:value-type="string" table:style-name="ce20">
            <text:p>minimum_maximum_nights</text:p>
          </table:table-cell>
          <table:table-cell office:value-type="string" table:style-name="ce21">
            <text:p>integer</text:p>
          </table:table-cell>
          <table:table-cell office:value-type="string" table:style-name="ce10">
            <text:p>y</text:p>
          </table:table-cell>
          <table:table-cell office:value-type="string" table:style-name="ce1">
            <text:p>the smallest maximum_night value from the calender (looking 365 nights in the future)</text:p>
          </table:table-cell>
          <table:table-cell table:number-columns-repeated="16379"/>
        </table:table-row>
        <table:table-row table:style-name="ro1">
          <table:table-cell/>
          <table:table-cell office:value-type="string" table:style-name="ce20">
            <text:p>maximum_maximum_nights</text:p>
          </table:table-cell>
          <table:table-cell office:value-type="string" table:style-name="ce21">
            <text:p>integer</text:p>
          </table:table-cell>
          <table:table-cell office:value-type="string" table:style-name="ce10">
            <text:p>y</text:p>
          </table:table-cell>
          <table:table-cell office:value-type="string" table:style-name="ce1">
            <text:p>the largest maximum_night value from the calender (looking 365 nights in the future)</text:p>
          </table:table-cell>
          <table:table-cell table:number-columns-repeated="16379"/>
        </table:table-row>
        <table:table-row table:style-name="ro1">
          <table:table-cell/>
          <table:table-cell office:value-type="string" table:style-name="ce20">
            <text:p>minimum_nights_avg_ntm</text:p>
          </table:table-cell>
          <table:table-cell office:value-type="string" table:style-name="ce21">
            <text:p>numeric</text:p>
          </table:table-cell>
          <table:table-cell office:value-type="string" table:style-name="ce10">
            <text:p>y</text:p>
          </table:table-cell>
          <table:table-cell office:value-type="string" table:style-name="ce1">
            <text:p>the average minimum_night value from the calender (looking 365 nights in the future)</text:p>
          </table:table-cell>
          <table:table-cell table:number-columns-repeated="16379"/>
        </table:table-row>
        <table:table-row table:style-name="ro1">
          <table:table-cell/>
          <table:table-cell office:value-type="string" table:style-name="ce20">
            <text:p>maximum_nights_avg_ntm</text:p>
          </table:table-cell>
          <table:table-cell office:value-type="string" table:style-name="ce21">
            <text:p>numeric</text:p>
          </table:table-cell>
          <table:table-cell office:value-type="string" table:style-name="ce10">
            <text:p>y</text:p>
          </table:table-cell>
          <table:table-cell office:value-type="string" table:style-name="ce1">
            <text:p>the average maximum_night value from the calender (looking 365 nights in the future)</text:p>
          </table:table-cell>
          <table:table-cell table:number-columns-repeated="16379"/>
        </table:table-row>
        <table:table-row table:style-name="ro1">
          <table:table-cell/>
          <table:table-cell office:value-type="string" table:style-name="ce20">
            <text:p>calendar_updated</text:p>
          </table:table-cell>
          <table:table-cell office:value-type="string" table:style-name="ce21">
            <text:p>date</text:p>
          </table:table-cell>
          <table:table-cell table:style-name="ce10"/>
          <table:table-cell table:number-columns-repeated="16380" table:style-name="ce1"/>
        </table:table-row>
        <table:table-row table:style-name="ro1">
          <table:table-cell/>
          <table:table-cell office:value-type="string" table:style-name="ce20">
            <text:p>has_availability</text:p>
          </table:table-cell>
          <table:table-cell office:value-type="string" table:style-name="ce21">
            <text:p>boolean</text:p>
          </table:table-cell>
          <table:table-cell table:style-name="ce10"/>
          <table:table-cell office:value-type="string" table:style-name="ce1">
            <text:p>[t=true; f=false]</text:p>
          </table:table-cell>
          <table:table-cell table:number-columns-repeated="16379"/>
        </table:table-row>
        <table:table-row table:style-name="ro1">
          <table:table-cell/>
          <table:table-cell office:value-type="string" table:style-name="ce20">
            <text:p>availability_30</text:p>
          </table:table-cell>
          <table:table-cell office:value-type="string" table:style-name="ce21">
            <text:p>integer</text:p>
          </table:table-cell>
          <table:table-cell office:value-type="string" table:style-name="ce10">
            <text:p>y</text:p>
          </table:table-cell>
          <table:table-cell office:value-type="string" table:style-name="ce1">
            <text:p>avaliability_x. The availability of the listing x days in the future as determined by the calendar. Note a listing may not be available because it has been booked by a guest or blocked by the host.</text:p>
          </table:table-cell>
          <table:table-cell table:number-columns-repeated="16379"/>
        </table:table-row>
        <table:table-row table:style-name="ro1">
          <table:table-cell/>
          <table:table-cell office:value-type="string" table:style-name="ce20">
            <text:p>availability_60</text:p>
          </table:table-cell>
          <table:table-cell office:value-type="string" table:style-name="ce21">
            <text:p>integer</text:p>
          </table:table-cell>
          <table:table-cell office:value-type="string" table:style-name="ce10">
            <text:p>y</text:p>
          </table:table-cell>
          <table:table-cell office:value-type="string" table:style-name="ce1">
            <text:p>avaliability_x. The availability of the listing x days in the future as determined by the calendar. Note a listing may not be available because it has been booked by a guest or blocked by the host.</text:p>
          </table:table-cell>
          <table:table-cell table:number-columns-repeated="16379"/>
        </table:table-row>
        <table:table-row table:style-name="ro1">
          <table:table-cell/>
          <table:table-cell office:value-type="string" table:style-name="ce20">
            <text:p>availability_90</text:p>
          </table:table-cell>
          <table:table-cell office:value-type="string" table:style-name="ce21">
            <text:p>integer</text:p>
          </table:table-cell>
          <table:table-cell office:value-type="string" table:style-name="ce10">
            <text:p>y</text:p>
          </table:table-cell>
          <table:table-cell office:value-type="string" table:style-name="ce1">
            <text:p>avaliability_x. The availability of the listing x days in the future as determined by the calendar. Note a listing may not be available because it has been booked by a guest or blocked by the host.</text:p>
          </table:table-cell>
          <table:table-cell table:number-columns-repeated="16379"/>
        </table:table-row>
        <table:table-row table:style-name="ro1">
          <table:table-cell/>
          <table:table-cell office:value-type="string" table:style-name="ce20">
            <text:p>availability_365</text:p>
          </table:table-cell>
          <table:table-cell office:value-type="string" table:style-name="ce21">
            <text:p>integer</text:p>
          </table:table-cell>
          <table:table-cell office:value-type="string" table:style-name="ce10">
            <text:p>y</text:p>
          </table:table-cell>
          <table:table-cell office:value-type="string" table:style-name="ce1">
            <text:p>avaliability_x. The availability of the listing x days in the future as determined by the calendar. Note a listing may not be available because it has been booked by a guest or blocked by the host.</text:p>
          </table:table-cell>
          <table:table-cell table:number-columns-repeated="16379"/>
        </table:table-row>
        <table:table-row table:style-name="ro1">
          <table:table-cell/>
          <table:table-cell office:value-type="string" table:style-name="ce20">
            <text:p>calendar_last_scraped</text:p>
          </table:table-cell>
          <table:table-cell office:value-type="string" table:style-name="ce21">
            <text:p>date</text:p>
          </table:table-cell>
          <table:table-cell table:style-name="ce10"/>
          <table:table-cell table:number-columns-repeated="16380" table:style-name="ce1"/>
        </table:table-row>
        <table:table-row table:style-name="ro1">
          <table:table-cell/>
          <table:table-cell office:value-type="string" table:style-name="ce20">
            <text:p>number_of_reviews</text:p>
          </table:table-cell>
          <table:table-cell office:value-type="string" table:style-name="ce21">
            <text:p>integer</text:p>
          </table:table-cell>
          <table:table-cell table:style-name="ce10"/>
          <table:table-cell office:value-type="string" table:style-name="ce1">
            <text:p>The number of reviews the listing has</text:p>
          </table:table-cell>
          <table:table-cell table:number-columns-repeated="16379"/>
        </table:table-row>
        <table:table-row table:style-name="ro1">
          <table:table-cell/>
          <table:table-cell office:value-type="string" table:style-name="ce20">
            <text:p>number_of_reviews_ltm</text:p>
          </table:table-cell>
          <table:table-cell office:value-type="string" table:style-name="ce21">
            <text:p>integer</text:p>
          </table:table-cell>
          <table:table-cell office:value-type="string" table:style-name="ce10">
            <text:p>y</text:p>
          </table:table-cell>
          <table:table-cell office:value-type="string" table:style-name="ce1">
            <text:p>The number of reviews the listing has (in the last 12 months)</text:p>
          </table:table-cell>
          <table:table-cell table:number-columns-repeated="16379"/>
        </table:table-row>
        <table:table-row table:style-name="ro1">
          <table:table-cell/>
          <table:table-cell office:value-type="string" table:style-name="ce20">
            <text:p>number_of_reviews_l30d</text:p>
          </table:table-cell>
          <table:table-cell office:value-type="string" table:style-name="ce21">
            <text:p>integer</text:p>
          </table:table-cell>
          <table:table-cell office:value-type="string" table:style-name="ce10">
            <text:p>y</text:p>
          </table:table-cell>
          <table:table-cell office:value-type="string" table:style-name="ce1">
            <text:p>The number of reviews the listing has (in the last 30 days)</text:p>
          </table:table-cell>
          <table:table-cell table:number-columns-repeated="16379"/>
        </table:table-row>
        <table:table-row table:style-name="ro1">
          <table:table-cell/>
          <table:table-cell office:value-type="string" table:style-name="ce20">
            <text:p>first_review</text:p>
          </table:table-cell>
          <table:table-cell office:value-type="string" table:style-name="ce21">
            <text:p>date</text:p>
          </table:table-cell>
          <table:table-cell office:value-type="string" table:style-name="ce10">
            <text:p>y</text:p>
          </table:table-cell>
          <table:table-cell office:value-type="string" table:style-name="ce1">
            <text:p>The date of the first/oldest review</text:p>
          </table:table-cell>
          <table:table-cell table:number-columns-repeated="16379"/>
        </table:table-row>
        <table:table-row table:style-name="ro1">
          <table:table-cell/>
          <table:table-cell office:value-type="string" table:style-name="ce20">
            <text:p>last_review</text:p>
          </table:table-cell>
          <table:table-cell office:value-type="string" table:style-name="ce21">
            <text:p>date</text:p>
          </table:table-cell>
          <table:table-cell office:value-type="string" table:style-name="ce10">
            <text:p>y</text:p>
          </table:table-cell>
          <table:table-cell office:value-type="string" table:style-name="ce1">
            <text:p>The date of the last/newest review</text:p>
          </table:table-cell>
          <table:table-cell table:number-columns-repeated="16379"/>
        </table:table-row>
        <table:table-row table:style-name="ro1">
          <table:table-cell/>
          <table:table-cell office:value-type="string" table:style-name="ce20">
            <text:p>review_scores_rating</text:p>
          </table:table-cell>
          <table:table-cell table:style-name="ce21"/>
          <table:table-cell table:style-name="ce10"/>
          <table:table-cell office:value-type="string" table:style-name="ce1">
            <text:p>Calificación General</text:p>
          </table:table-cell>
          <table:table-cell table:number-columns-repeated="16379"/>
        </table:table-row>
        <table:table-row table:style-name="ro1">
          <table:table-cell/>
          <table:table-cell office:value-type="string" table:style-name="ce20">
            <text:p>review_scores_accuracy</text:p>
          </table:table-cell>
          <table:table-cell table:style-name="ce21"/>
          <table:table-cell table:style-name="ce10"/>
          <table:table-cell table:number-columns-repeated="16380" table:style-name="ce1"/>
        </table:table-row>
        <table:table-row table:style-name="ro1">
          <table:table-cell/>
          <table:table-cell office:value-type="string" table:style-name="ce20">
            <text:p>review_scores_cleanliness</text:p>
          </table:table-cell>
          <table:table-cell table:style-name="ce21"/>
          <table:table-cell table:style-name="ce10"/>
          <table:table-cell table:number-columns-repeated="16380" table:style-name="ce1"/>
        </table:table-row>
        <table:table-row table:style-name="ro1">
          <table:table-cell/>
          <table:table-cell office:value-type="string" table:style-name="ce20">
            <text:p>review_scores_checkin</text:p>
          </table:table-cell>
          <table:table-cell table:style-name="ce21"/>
          <table:table-cell table:style-name="ce10"/>
          <table:table-cell table:number-columns-repeated="16380" table:style-name="ce1"/>
        </table:table-row>
        <table:table-row table:style-name="ro1">
          <table:table-cell/>
          <table:table-cell office:value-type="string" table:style-name="ce20">
            <text:p>review_scores_communication</text:p>
          </table:table-cell>
          <table:table-cell table:style-name="ce21"/>
          <table:table-cell table:style-name="ce10"/>
          <table:table-cell table:number-columns-repeated="16380" table:style-name="ce1"/>
        </table:table-row>
        <table:table-row table:style-name="ro1">
          <table:table-cell/>
          <table:table-cell office:value-type="string" table:style-name="ce20">
            <text:p>review_scores_location</text:p>
          </table:table-cell>
          <table:table-cell table:style-name="ce21"/>
          <table:table-cell table:style-name="ce10"/>
          <table:table-cell table:number-columns-repeated="16380" table:style-name="ce1"/>
        </table:table-row>
        <table:table-row table:style-name="ro1">
          <table:table-cell/>
          <table:table-cell office:value-type="string" table:style-name="ce20">
            <text:p>review_scores_value</text:p>
          </table:table-cell>
          <table:table-cell table:style-name="ce21"/>
          <table:table-cell table:style-name="ce10"/>
          <table:table-cell table:number-columns-repeated="16380" table:style-name="ce1"/>
        </table:table-row>
        <table:table-row table:style-name="ro1">
          <table:table-cell/>
          <table:table-cell office:value-type="string" table:style-name="ce20">
            <text:p>license</text:p>
          </table:table-cell>
          <table:table-cell office:value-type="string" table:style-name="ce21">
            <text:p>text</text:p>
          </table:table-cell>
          <table:table-cell table:style-name="ce10"/>
          <table:table-cell office:value-type="string" table:style-name="ce1">
            <text:p>The licence/permit/registration number</text:p>
          </table:table-cell>
          <table:table-cell table:number-columns-repeated="16379"/>
        </table:table-row>
        <table:table-row table:style-name="ro1">
          <table:table-cell/>
          <table:table-cell office:value-type="string" table:style-name="ce20">
            <text:p>instant_bookable</text:p>
          </table:table-cell>
          <table:table-cell office:value-type="string" table:style-name="ce21">
            <text:p>boolean</text:p>
          </table:table-cell>
          <table:table-cell table:style-name="ce10"/>
          <table:table-cell office:value-type="string" table:style-name="ce1">
            <text:p>[t=true; f=false]. Whether the guest can automatically book the listing without the host requiring to accept their booking request. An indicator of a commercial listing.</text:p>
          </table:table-cell>
          <table:table-cell table:number-columns-repeated="16379"/>
        </table:table-row>
        <table:table-row table:style-name="ro1">
          <table:table-cell/>
          <table:table-cell office:value-type="string" table:style-name="ce20">
            <text:p>calculated_host_listings_count</text:p>
          </table:table-cell>
          <table:table-cell office:value-type="string" table:style-name="ce21">
            <text:p>integer</text:p>
          </table:table-cell>
          <table:table-cell office:value-type="string" table:style-name="ce10">
            <text:p>y</text:p>
          </table:table-cell>
          <table:table-cell office:value-type="string" table:style-name="ce1">
            <text:p>The number of listings the host has in the current scrape, in the city/region geography.</text:p>
          </table:table-cell>
          <table:table-cell table:number-columns-repeated="16379"/>
        </table:table-row>
        <table:table-row table:style-name="ro1">
          <table:table-cell/>
          <table:table-cell office:value-type="string" table:style-name="ce20">
            <text:p>calculated_host_listings_count_entire_homes</text:p>
          </table:table-cell>
          <table:table-cell office:value-type="string" table:style-name="ce21">
            <text:p>integer</text:p>
          </table:table-cell>
          <table:table-cell office:value-type="string" table:style-name="ce10">
            <text:p>y</text:p>
          </table:table-cell>
          <table:table-cell office:value-type="string" table:style-name="ce1">
            <text:p>The number of Entire home/apt listings the host has in the current scrape, in the city/region geography</text:p>
          </table:table-cell>
          <table:table-cell table:number-columns-repeated="16379"/>
        </table:table-row>
        <table:table-row table:style-name="ro1">
          <table:table-cell/>
          <table:table-cell office:value-type="string" table:style-name="ce20">
            <text:p>calculated_host_listings_count_private_rooms</text:p>
          </table:table-cell>
          <table:table-cell office:value-type="string" table:style-name="ce21">
            <text:p>integer</text:p>
          </table:table-cell>
          <table:table-cell office:value-type="string" table:style-name="ce10">
            <text:p>y</text:p>
          </table:table-cell>
          <table:table-cell office:value-type="string" table:style-name="ce1">
            <text:p>The number of Private room listings the host has in the current scrape, in the city/region geography</text:p>
          </table:table-cell>
          <table:table-cell table:number-columns-repeated="16379"/>
        </table:table-row>
        <table:table-row table:style-name="ro8">
          <table:table-cell/>
          <table:table-cell office:value-type="string" table:style-name="ce20">
            <text:p>calculated_host_listings_count_shared_rooms</text:p>
          </table:table-cell>
          <table:table-cell office:value-type="string" table:style-name="ce21">
            <text:p>integer</text:p>
          </table:table-cell>
          <table:table-cell office:value-type="string" table:style-name="ce10">
            <text:p>y</text:p>
          </table:table-cell>
          <table:table-cell office:value-type="string" table:style-name="ce1">
            <text:p>The number of Shared room listings the host has in the current scrape, in the city/region geography</text:p>
          </table:table-cell>
          <table:table-cell table:number-columns-repeated="16379"/>
        </table:table-row>
        <table:table-row table:style-name="ro8">
          <table:table-cell/>
          <table:table-cell office:value-type="string" table:style-name="ce20">
            <text:p>reviews_per_month</text:p>
          </table:table-cell>
          <table:table-cell office:value-type="string" table:style-name="ce21">
            <text:p>numeric</text:p>
          </table:table-cell>
          <table:table-cell office:value-type="string" table:style-name="ce10">
            <text:p>y</text:p>
          </table:table-cell>
          <table:table-cell office:value-type="string" table:style-name="ce22">
            <text:p>The average number of reviews per month the listing has over the lifetime of the listing.</text:p>
            <text:p>Psuedocoe/~SQL:</text:p>
            <text:p>IF scrape_date - first_review &lt;= 30 THEN number_of_reviews</text:p>
            <text:p>ELSE number_of_reviews / ((scrape_date - first_review + 1) / (365/12))</text:p>
            <text:p/>
            <text:p/>
          </table:table-cell>
          <table:table-cell table:number-columns-repeated="16379"/>
        </table:table-row>
        <table:table-row table:number-rows-repeated="4" table:style-name="ro8">
          <table:table-cell/>
          <table:table-cell table:style-name="ce1"/>
          <table:table-cell table:style-name="ce21"/>
          <table:table-cell table:style-name="ce10"/>
          <table:table-cell table:number-columns-repeated="16380" table:style-name="ce1"/>
        </table:table-row>
        <table:table-row table:number-rows-repeated="4" table:style-name="ro8">
          <table:table-cell table:number-columns-repeated="16384"/>
        </table:table-row>
        <table:table-row table:number-rows-repeated="1048492" table:style-name="ro1">
          <table:table-cell table:number-columns-repeated="16384"/>
        </table:table-row>
      </table:table>
      <table:table table:name="Facturacion" table:style-name="ta2">
        <table:table-column table:style-name="co1" table:number-columns-repeated="2" table:default-cell-style-name="ce1"/>
        <table:table-column table:style-name="co31" table:default-cell-style-name="ce1"/>
        <table:table-column table:style-name="co1" table:number-columns-repeated="4" table:default-cell-style-name="ce1"/>
        <table:table-column table:style-name="co32" table:default-cell-style-name="ce1"/>
        <table:table-column table:style-name="co1" table:number-columns-repeated="16376" table:default-cell-style-name="ce1"/>
        <table:table-row table:style-name="ro1">
          <table:table-cell table:number-columns-repeated="16384"/>
        </table:table-row>
        <table:table-row table:number-rows-repeated="2" table:style-name="ro1">
          <table:table-cell/>
          <table:table-cell table:number-columns-repeated="8" table:style-name="ce23"/>
          <table:table-cell table:number-columns-repeated="16375"/>
        </table:table-row>
        <table:table-row table:style-name="ro1">
          <table:table-cell/>
          <table:table-cell table:style-name="ce23"/>
          <table:table-cell table:style-name="ce30"/>
          <table:table-cell office:value-type="string" table:style-name="ce34">
            <text:p>Valencia</text:p>
          </table:table-cell>
          <table:table-cell office:value-type="string" table:style-name="ce34">
            <text:p>Mallorca</text:p>
          </table:table-cell>
          <table:table-cell office:value-type="string" table:style-name="ce34">
            <text:p>Málaga</text:p>
          </table:table-cell>
          <table:table-cell office:value-type="string" table:style-name="ce35">
            <text:p>Alicante</text:p>
          </table:table-cell>
          <table:table-cell table:style-name="ce40"/>
          <table:table-cell table:style-name="ce23"/>
          <table:table-cell table:number-columns-repeated="16375"/>
        </table:table-row>
        <table:table-row table:style-name="ro1">
          <table:table-cell/>
          <table:table-cell table:style-name="ce23"/>
          <table:table-cell office:value-type="string" table:style-name="ce28">
            <text:p>(1) Media Eur día</text:p>
          </table:table-cell>
          <table:table-cell office:value-type="float" office:value="145" table:style-name="ce24">
            <text:p>145</text:p>
          </table:table-cell>
          <table:table-cell office:value-type="float" office:value="276" table:style-name="ce24">
            <text:p>276</text:p>
          </table:table-cell>
          <table:table-cell office:value-type="float" office:value="153" table:style-name="ce24">
            <text:p>153</text:p>
          </table:table-cell>
          <table:table-cell office:value-type="float" office:value="135" table:style-name="ce36">
            <text:p>135</text:p>
          </table:table-cell>
          <table:table-cell office:value-type="string" table:style-name="ce41">
            <text:p>Parece difícil de conseguir.</text:p>
          </table:table-cell>
          <table:table-cell table:style-name="ce23"/>
          <table:table-cell table:number-columns-repeated="16375"/>
        </table:table-row>
        <table:table-row table:style-name="ro1">
          <table:table-cell/>
          <table:table-cell table:style-name="ce23"/>
          <table:table-cell office:value-type="string" table:style-name="ce29">
            <text:p>(2) Ocupación</text:p>
          </table:table-cell>
          <table:table-cell office:value-type="percentage" office:value="0.48" table:style-name="ce27">
            <text:p>48%</text:p>
          </table:table-cell>
          <table:table-cell office:value-type="percentage" office:value="0.67" table:style-name="ce27">
            <text:p>67%</text:p>
          </table:table-cell>
          <table:table-cell office:value-type="percentage" office:value="0.54" table:style-name="ce27">
            <text:p>54%</text:p>
          </table:table-cell>
          <table:table-cell office:value-type="percentage" office:value="0.41" table:style-name="ce31">
            <text:p>41%</text:p>
          </table:table-cell>
          <table:table-cell table:style-name="ce40"/>
          <table:table-cell table:style-name="ce23"/>
          <table:table-cell table:number-columns-repeated="16375"/>
        </table:table-row>
        <table:table-row table:style-name="ro1">
          <table:table-cell/>
          <table:table-cell table:style-name="ce23"/>
          <table:table-cell office:value-type="string" table:style-name="ce28">
            <text:p>(3) Eur/Año facturados</text:p>
          </table:table-cell>
          <table:table-cell office:value-type="float" office:value="25403.999999999996" table:formula="of:=+[.D5]*[.D6]*365" table:style-name="ce25">
            <text:p><text:s/>25.404<text:s/></text:p>
          </table:table-cell>
          <table:table-cell office:value-type="float" office:value="67495.8" table:formula="of:=+[.E5]*[.E6]*365" table:style-name="ce25">
            <text:p><text:s/>67.496<text:s/></text:p>
          </table:table-cell>
          <table:table-cell office:value-type="float" office:value="30156.300000000003" table:formula="of:=+[.F5]*[.F6]*365" table:style-name="ce25">
            <text:p><text:s/>30.156<text:s/></text:p>
          </table:table-cell>
          <table:table-cell office:value-type="float" office:value="20202.749999999996" table:formula="of:=+[.G5]*[.G6]*365" table:style-name="ce32">
            <text:p><text:s/>20.203<text:s/></text:p>
          </table:table-cell>
          <table:table-cell table:style-name="ce40"/>
          <table:table-cell table:style-name="ce23"/>
          <table:table-cell table:number-columns-repeated="16375"/>
        </table:table-row>
        <table:table-row table:style-name="ro1">
          <table:table-cell/>
          <table:table-cell table:style-name="ce23"/>
          <table:table-cell office:value-type="string" table:style-name="ce29">
            <text:p>(4) Precio metro cuadrado<text:s/></text:p>
          </table:table-cell>
          <table:table-cell office:value-type="float" office:value="2555" table:style-name="ce26">
            <text:p><text:s/>2.555<text:s/></text:p>
          </table:table-cell>
          <table:table-cell office:value-type="float" office:value="4144" table:style-name="ce26">
            <text:p><text:s/>4.144<text:s/></text:p>
          </table:table-cell>
          <table:table-cell office:value-type="float" office:value="3282" table:style-name="ce26">
            <text:p><text:s/>3.282<text:s/></text:p>
          </table:table-cell>
          <table:table-cell office:value-type="float" office:value="2022" table:style-name="ce33">
            <text:p><text:s/>2.022<text:s/></text:p>
          </table:table-cell>
          <table:table-cell table:style-name="ce40"/>
          <table:table-cell table:style-name="ce23"/>
          <table:table-cell table:number-columns-repeated="16375"/>
        </table:table-row>
        <table:table-row table:style-name="ro1">
          <table:table-cell/>
          <table:table-cell table:style-name="ce23"/>
          <table:table-cell office:value-type="string" table:style-name="ce38">
            <text:p>Facturación anual/Precio m2<text:s/></text:p>
          </table:table-cell>
          <table:table-cell office:value-type="float" office:value="9.9428571428571413" table:formula="of:=+[.D7]/[.D8]" table:style-name="ce39">
            <text:p>9,94</text:p>
          </table:table-cell>
          <table:table-cell office:value-type="float" office:value="16.287596525096525" table:formula="of:=+[.E7]/[.E8]" table:style-name="ce39">
            <text:p>16,29</text:p>
          </table:table-cell>
          <table:table-cell office:value-type="float" office:value="9.1883912248628885" table:formula="of:=+[.F7]/[.F8]" table:style-name="ce39">
            <text:p>9,19</text:p>
          </table:table-cell>
          <table:table-cell office:value-type="float" office:value="9.9914688427299687" table:formula="of:=+[.G7]/[.G8]" table:style-name="ce37">
            <text:p>9,99</text:p>
          </table:table-cell>
          <table:table-cell office:value-type="string" table:style-name="ce41">
            <text:p>Obetivo para ser la más rentable</text:p>
          </table:table-cell>
          <table:table-cell table:style-name="ce23"/>
          <table:table-cell table:number-columns-repeated="16375"/>
        </table:table-row>
        <table:table-row table:number-rows-repeated="3" table:style-name="ro1">
          <table:table-cell/>
          <table:table-cell table:number-columns-repeated="8" table:style-name="ce23"/>
          <table:table-cell table:number-columns-repeated="16375"/>
        </table:table-row>
        <table:table-row table:number-rows-repeated="104856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1" number:min-integer-digits="1" number:grouping="true"/>
      <number:text> </number:text>
    </number:number-style>
    <number:number-style style:name="N37P1">
      <number:text>-</number:text>
      <number:number number:decimal-places="1"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Millares" style:family="table-cell" style:data-style-name="N38"/>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7726</meta:generator>
    <meta:initial-creator>Ignacio Cortés Martínez</meta:initial-creator>
    <dc:creator>Ignacio Cortés Martínez</dc:creator>
    <meta:creation-date>2024-07-22T16:11:20Z</meta:creation-date>
    <dc:date>2024-07-30T23:38:49Z</dc:date>
  </office:meta>
</office:document-meta>
</file>